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5571in"/>
    </style:style>
    <style:style style:name="co8" style:family="table-column">
      <style:table-column-properties fo:break-before="auto" style:column-width="0.3319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4819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11">
      <style:table-cell-properties fo:padding="0.028in"/>
    </style:style>
    <style:style style:name="ce3" style:family="table-cell" style:parent-style-name="Default">
      <style:table-cell-properties fo:border-bottom="none" fo:border-left="none" fo:padding="0.028in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padding="0.028in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padding="0.028in" fo:border-right="none" fo:border-top="0.06pt solid #000000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shapes>
          <draw:frame draw:z-index="0" draw:name="Chart 1" draw:style-name="gr1" svg:width="10.0374in" svg:height="4.4016in" svg:x="0in" svg:y="0.0453in">
            <draw:object draw:notify-on-update-of-ranges="Sheet1.C59:Sheet1.C59 Sheet1.D59:Sheet1.K59 Sheet1.C60:Sheet1.C60 Sheet1.D60:Sheet1.K60 Sheet1.C61:Sheet1.C61 Sheet1.D61:Sheet1.K61 Sheet1.C62:Sheet1.C62 Sheet1.D62:Sheet1.K6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2" draw:style-name="gr1" svg:width="9.7441in" svg:height="5.0661in" svg:x="10.2654in" svg:y="4.5295in">
            <draw:object draw:notify-on-update-of-ranges="Sheet1.E53:Sheet1.K53 Sheet1.C54:Sheet1.C54 Sheet1.E54:Sheet1.K54 Sheet1.C55:Sheet1.C55 Sheet1.E55:Sheet1.K55 Sheet1.C56:Sheet1.C56 Sheet1.E56:Sheet1.K5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3004in" svg:height="3.5402in" svg:x="6.7783in" svg:y="0.7661in">
            <draw:object draw:notify-on-update-of-ranges="Sheet1.C59:Sheet1.K59 Sheet1.C60:Sheet1.C60 Sheet1.C60:Sheet1.K60 Sheet1.C61:Sheet1.C61 Sheet1.C61:Sheet1.K61 Sheet1.C62:Sheet1.C62 Sheet1.C62:Sheet1.K6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3004in" svg:height="3.5402in" svg:x="0.5213in" svg:y="1.0579in">
            <draw:object draw:notify-on-update-of-ranges="Sheet1.C53:Sheet1.J53 Sheet1.C54:Sheet1.C54 Sheet1.C54:Sheet1.J54 Sheet1.C55:Sheet1.C55 Sheet1.C55:Sheet1.J55 Sheet1.C56:Sheet1.C56 Sheet1.C56:Sheet1.J5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2" table:default-cell-style-name="ce1"/>
        <table:table-column table:style-name="co9" table:default-cell-style-name="ce1"/>
        <table:table-column table:style-name="co2" table:number-columns-repeated="236" table:default-cell-style-name="ce1"/>
        <table:table-row table:style-name="ro1">
          <table:table-cell table:number-columns-repeated="5"/>
          <table:table-cell office:value-type="float" office:value="1024">
            <text:p>1024</text:p>
          </table:table-cell>
          <table:table-cell table:number-columns-repeated="252"/>
        </table:table-row>
        <table:table-row table:style-name="ro2">
          <table:table-cell office:value-type="string">
            <text:p>200 reducers</text:p>
          </table:table-cell>
          <table:table-cell office:value-type="string">
            <text:p>No dup</text:p>
          </table:table-cell>
          <table:table-cell table:number-columns-repeated="2"/>
          <table:table-cell office:value-type="string">
            <text:p>Duplicate Paramete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440/29156</text:p>
          </table:table-cell>
          <table:table-cell office:value-type="float" office:value="0.0493895">
            <text:p>0.0493895</text:p>
          </table:table-cell>
          <table:table-cell/>
          <table:table-cell office:value-type="string">
            <text:p>2880/30596</text:p>
          </table:table-cell>
          <table:table-cell office:value-type="float" office:value="0.09413">
            <text:p>0.09413</text:p>
          </table:table-cell>
          <table:table-cell/>
          <table:table-cell office:value-type="string">
            <text:p>3600/31316</text:p>
          </table:table-cell>
          <table:table-cell office:value-type="float" office:value="0.114957">
            <text:p>0.114957</text:p>
          </table:table-cell>
          <table:table-cell/>
          <table:table-cell office:value-type="string">
            <text:p>4320/32036</text:p>
          </table:table-cell>
          <table:table-cell office:value-type="float" office:value="0.134848">
            <text:p>0.134848</text:p>
          </table:table-cell>
          <table:table-cell/>
          <table:table-cell office:value-type="string">
            <text:p>5040/32756</text:p>
          </table:table-cell>
          <table:table-cell office:value-type="float" office:value="0.153865">
            <text:p>0.153865</text:p>
          </table:table-cell>
          <table:table-cell/>
          <table:table-cell office:value-type="string">
            <text:p>5760/33476</text:p>
          </table:table-cell>
          <table:table-cell office:value-type="float" office:value="0.172064">
            <text:p>0.172064</text:p>
          </table:table-cell>
          <table:table-cell/>
          <table:table-cell office:value-type="string">
            <text:p>6480/34196</text:p>
          </table:table-cell>
          <table:table-cell office:value-type="float" office:value="0.189496">
            <text:p>0.189496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366/25702</text:p>
          </table:table-cell>
          <table:table-cell office:value-type="float" office:value="0.0531476">
            <text:p>0.0531476</text:p>
          </table:table-cell>
          <table:table-cell/>
          <table:table-cell office:value-type="string">
            <text:p>2732/27068</text:p>
          </table:table-cell>
          <table:table-cell office:value-type="float" office:value="0.100931">
            <text:p>0.100931</text:p>
          </table:table-cell>
          <table:table-cell/>
          <table:table-cell office:value-type="string">
            <text:p>3415/27751</text:p>
          </table:table-cell>
          <table:table-cell office:value-type="float" office:value="0.123059">
            <text:p>0.123059</text:p>
          </table:table-cell>
          <table:table-cell/>
          <table:table-cell office:value-type="string">
            <text:p>4098/28434</text:p>
          </table:table-cell>
          <table:table-cell office:value-type="float" office:value="0.144123">
            <text:p>0.144123</text:p>
          </table:table-cell>
          <table:table-cell/>
          <table:table-cell office:value-type="string">
            <text:p>4781/29117</text:p>
          </table:table-cell>
          <table:table-cell office:value-type="float" office:value="0.1642">
            <text:p>0.1642</text:p>
          </table:table-cell>
          <table:table-cell/>
          <table:table-cell office:value-type="string">
            <text:p>5464/29800</text:p>
          </table:table-cell>
          <table:table-cell office:value-type="float" office:value="0.183356">
            <text:p>0.183356</text:p>
          </table:table-cell>
          <table:table-cell/>
          <table:table-cell office:value-type="string">
            <text:p>6147/30483</text:p>
          </table:table-cell>
          <table:table-cell office:value-type="float" office:value="0.201653">
            <text:p>0.201653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7734/163521</text:p>
          </table:table-cell>
          <table:table-cell office:value-type="float" office:value="0.0472967">
            <text:p>0.0472967</text:p>
          </table:table-cell>
          <table:table-cell/>
          <table:table-cell office:value-type="string">
            <text:p>15468/171255</text:p>
          </table:table-cell>
          <table:table-cell office:value-type="float" office:value="0.0903215">
            <text:p>0.0903215</text:p>
          </table:table-cell>
          <table:table-cell/>
          <table:table-cell office:value-type="string">
            <text:p>19335/175122</text:p>
          </table:table-cell>
          <table:table-cell office:value-type="float" office:value="0.110409">
            <text:p>0.110409</text:p>
          </table:table-cell>
          <table:table-cell/>
          <table:table-cell office:value-type="string">
            <text:p>23202/178989</text:p>
          </table:table-cell>
          <table:table-cell office:value-type="float" office:value="0.129628">
            <text:p>0.129628</text:p>
          </table:table-cell>
          <table:table-cell/>
          <table:table-cell office:value-type="string">
            <text:p>27069/182856</text:p>
          </table:table-cell>
          <table:table-cell office:value-type="float" office:value="0.148035">
            <text:p>0.148035</text:p>
          </table:table-cell>
          <table:table-cell/>
          <table:table-cell office:value-type="string">
            <text:p>30936/186723</text:p>
          </table:table-cell>
          <table:table-cell office:value-type="float" office:value="0.165679">
            <text:p>0.165679</text:p>
          </table:table-cell>
          <table:table-cell/>
          <table:table-cell office:value-type="string">
            <text:p>34803/190590</text:p>
          </table:table-cell>
          <table:table-cell office:value-type="float" office:value="0.182607">
            <text:p>0.182607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8084/156770</text:p>
          </table:table-cell>
          <table:table-cell office:value-type="float" office:value="0.051566">
            <text:p>0.051566</text:p>
          </table:table-cell>
          <table:table-cell/>
          <table:table-cell office:value-type="string">
            <text:p>16168/164854</text:p>
          </table:table-cell>
          <table:table-cell office:value-type="float" office:value="0.0980747">
            <text:p>0.0980747</text:p>
          </table:table-cell>
          <table:table-cell/>
          <table:table-cell office:value-type="string">
            <text:p>20210/168896</text:p>
          </table:table-cell>
          <table:table-cell office:value-type="float" office:value="0.119659">
            <text:p>0.119659</text:p>
          </table:table-cell>
          <table:table-cell/>
          <table:table-cell office:value-type="string">
            <text:p>24252/172938</text:p>
          </table:table-cell>
          <table:table-cell office:value-type="float" office:value="0.140235">
            <text:p>0.140235</text:p>
          </table:table-cell>
          <table:table-cell/>
          <table:table-cell office:value-type="string">
            <text:p>28294/176980</text:p>
          </table:table-cell>
          <table:table-cell office:value-type="float" office:value="0.159871">
            <text:p>0.159871</text:p>
          </table:table-cell>
          <table:table-cell/>
          <table:table-cell office:value-type="string">
            <text:p>32336/181022</text:p>
          </table:table-cell>
          <table:table-cell office:value-type="float" office:value="0.17863">
            <text:p>0.17863</text:p>
          </table:table-cell>
          <table:table-cell/>
          <table:table-cell office:value-type="string">
            <text:p>36378/185064</text:p>
          </table:table-cell>
          <table:table-cell office:value-type="float" office:value="0.19657">
            <text:p>0.19657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186/41815</text:p>
          </table:table-cell>
          <table:table-cell office:value-type="float" office:value="0.0522779">
            <text:p>0.0522779</text:p>
          </table:table-cell>
          <table:table-cell/>
          <table:table-cell office:value-type="string">
            <text:p>4372/44001</text:p>
          </table:table-cell>
          <table:table-cell office:value-type="float" office:value="0.0993614">
            <text:p>0.0993614</text:p>
          </table:table-cell>
          <table:table-cell/>
          <table:table-cell office:value-type="string">
            <text:p>5465/45094</text:p>
          </table:table-cell>
          <table:table-cell office:value-type="float" office:value="0.121191">
            <text:p>0.121191</text:p>
          </table:table-cell>
          <table:table-cell/>
          <table:table-cell office:value-type="string">
            <text:p>6558/46187</text:p>
          </table:table-cell>
          <table:table-cell office:value-type="float" office:value="0.141988">
            <text:p>0.141988</text:p>
          </table:table-cell>
          <table:table-cell/>
          <table:table-cell office:value-type="string">
            <text:p>7651/47280</text:p>
          </table:table-cell>
          <table:table-cell office:value-type="float" office:value="0.161823">
            <text:p>0.161823</text:p>
          </table:table-cell>
          <table:table-cell/>
          <table:table-cell office:value-type="string">
            <text:p>8744/48373</text:p>
          </table:table-cell>
          <table:table-cell office:value-type="float" office:value="0.180762">
            <text:p>0.180762</text:p>
          </table:table-cell>
          <table:table-cell/>
          <table:table-cell office:value-type="string">
            <text:p>9837/49466</text:p>
          </table:table-cell>
          <table:table-cell office:value-type="float" office:value="0.198864">
            <text:p>0.198864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2320/376040</text:p>
          </table:table-cell>
          <table:table-cell office:value-type="float" office:value="0.0593554">
            <text:p>0.0593554</text:p>
          </table:table-cell>
          <table:table-cell/>
          <table:table-cell office:value-type="string">
            <text:p>44640/398360</text:p>
          </table:table-cell>
          <table:table-cell office:value-type="float" office:value="0.112059">
            <text:p>0.112059</text:p>
          </table:table-cell>
          <table:table-cell/>
          <table:table-cell office:value-type="string">
            <text:p>55800/409520</text:p>
          </table:table-cell>
          <table:table-cell office:value-type="float" office:value="0.136257">
            <text:p>0.136257</text:p>
          </table:table-cell>
          <table:table-cell/>
          <table:table-cell office:value-type="string">
            <text:p>66960/420680</text:p>
          </table:table-cell>
          <table:table-cell office:value-type="float" office:value="0.159171">
            <text:p>0.159171</text:p>
          </table:table-cell>
          <table:table-cell/>
          <table:table-cell office:value-type="string">
            <text:p>78120/431840</text:p>
          </table:table-cell>
          <table:table-cell office:value-type="float" office:value="0.1809">
            <text:p>0.1809</text:p>
          </table:table-cell>
          <table:table-cell/>
          <table:table-cell office:value-type="string">
            <text:p>89280/443000</text:p>
          </table:table-cell>
          <table:table-cell office:value-type="float" office:value="0.201535">
            <text:p>0.201535</text:p>
          </table:table-cell>
          <table:table-cell/>
          <table:table-cell office:value-type="string">
            <text:p>100440/454160</text:p>
          </table:table-cell>
          <table:table-cell office:value-type="float" office:value="0.221156">
            <text:p>0.221156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4812/428621</text:p>
          </table:table-cell>
          <table:table-cell office:value-type="float" office:value="0.057888">
            <text:p>0.057888</text:p>
          </table:table-cell>
          <table:table-cell/>
          <table:table-cell office:value-type="string">
            <text:p>49624/453433</text:p>
          </table:table-cell>
          <table:table-cell office:value-type="float" office:value="0.109441">
            <text:p>0.109441</text:p>
          </table:table-cell>
          <table:table-cell/>
          <table:table-cell office:value-type="string">
            <text:p>62030/465839</text:p>
          </table:table-cell>
          <table:table-cell office:value-type="float" office:value="0.133158">
            <text:p>0.133158</text:p>
          </table:table-cell>
          <table:table-cell/>
          <table:table-cell office:value-type="string">
            <text:p>74436/478245</text:p>
          </table:table-cell>
          <table:table-cell office:value-type="float" office:value="0.155644">
            <text:p>0.155644</text:p>
          </table:table-cell>
          <table:table-cell/>
          <table:table-cell office:value-type="string">
            <text:p>86842/490651</text:p>
          </table:table-cell>
          <table:table-cell office:value-type="float" office:value="0.176993">
            <text:p>0.176993</text:p>
          </table:table-cell>
          <table:table-cell/>
          <table:table-cell office:value-type="string">
            <text:p>99248/503057</text:p>
          </table:table-cell>
          <table:table-cell office:value-type="float" office:value="0.19729">
            <text:p>0.19729</text:p>
          </table:table-cell>
          <table:table-cell/>
          <table:table-cell office:value-type="string">
            <text:p>111654/515463</text:p>
          </table:table-cell>
          <table:table-cell office:value-type="float" office:value="0.216609">
            <text:p>0.216609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2488/356315</text:p>
          </table:table-cell>
          <table:table-cell office:value-type="float" office:value="0.0631127">
            <text:p>0.0631127</text:p>
          </table:table-cell>
          <table:table-cell/>
          <table:table-cell office:value-type="string">
            <text:p>44976/378803</text:p>
          </table:table-cell>
          <table:table-cell office:value-type="float" office:value="0.118732">
            <text:p>0.118732</text:p>
          </table:table-cell>
          <table:table-cell/>
          <table:table-cell office:value-type="string">
            <text:p>56220/390047</text:p>
          </table:table-cell>
          <table:table-cell office:value-type="float" office:value="0.144136">
            <text:p>0.144136</text:p>
          </table:table-cell>
          <table:table-cell/>
          <table:table-cell office:value-type="string">
            <text:p>67464/401291</text:p>
          </table:table-cell>
          <table:table-cell office:value-type="float" office:value="0.168117">
            <text:p>0.168117</text:p>
          </table:table-cell>
          <table:table-cell/>
          <table:table-cell office:value-type="string">
            <text:p>78708/412535</text:p>
          </table:table-cell>
          <table:table-cell office:value-type="float" office:value="0.190791">
            <text:p>0.190791</text:p>
          </table:table-cell>
          <table:table-cell/>
          <table:table-cell office:value-type="string">
            <text:p>89952/423779</text:p>
          </table:table-cell>
          <table:table-cell office:value-type="float" office:value="0.212262">
            <text:p>0.212262</text:p>
          </table:table-cell>
          <table:table-cell/>
          <table:table-cell office:value-type="string">
            <text:p>101196/435023</text:p>
          </table:table-cell>
          <table:table-cell office:value-type="float" office:value="0.232622">
            <text:p>0.232622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4822/549186</text:p>
          </table:table-cell>
          <table:table-cell office:value-type="float" office:value="0.0451978">
            <text:p>0.0451978</text:p>
          </table:table-cell>
          <table:table-cell/>
          <table:table-cell office:value-type="string">
            <text:p>49644/574008</text:p>
          </table:table-cell>
          <table:table-cell office:value-type="float" office:value="0.0864866">
            <text:p>0.0864866</text:p>
          </table:table-cell>
          <table:table-cell/>
          <table:table-cell office:value-type="string">
            <text:p>62055/586419</text:p>
          </table:table-cell>
          <table:table-cell office:value-type="float" office:value="0.10582">
            <text:p>0.10582</text:p>
          </table:table-cell>
          <table:table-cell/>
          <table:table-cell office:value-type="string">
            <text:p>74466/598830</text:p>
          </table:table-cell>
          <table:table-cell office:value-type="float" office:value="0.124352">
            <text:p>0.124352</text:p>
          </table:table-cell>
          <table:table-cell/>
          <table:table-cell office:value-type="string">
            <text:p>86877/611241</text:p>
          </table:table-cell>
          <table:table-cell office:value-type="float" office:value="0.142132">
            <text:p>0.142132</text:p>
          </table:table-cell>
          <table:table-cell/>
          <table:table-cell office:value-type="string">
            <text:p>99288/623652</text:p>
          </table:table-cell>
          <table:table-cell office:value-type="float" office:value="0.159204">
            <text:p>0.159204</text:p>
          </table:table-cell>
          <table:table-cell/>
          <table:table-cell office:value-type="string">
            <text:p>111699/636063</text:p>
          </table:table-cell>
          <table:table-cell office:value-type="float" office:value="0.17561">
            <text:p>0.17561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8322/569055</text:p>
          </table:table-cell>
          <table:table-cell office:value-type="float" office:value="0.0497702">
            <text:p>0.0497702</text:p>
          </table:table-cell>
          <table:table-cell/>
          <table:table-cell office:value-type="string">
            <text:p>56644/597377</text:p>
          </table:table-cell>
          <table:table-cell office:value-type="float" office:value="0.0948212">
            <text:p>0.0948212</text:p>
          </table:table-cell>
          <table:table-cell/>
          <table:table-cell office:value-type="string">
            <text:p>70805/611538</text:p>
          </table:table-cell>
          <table:table-cell office:value-type="float" office:value="0.115782">
            <text:p>0.115782</text:p>
          </table:table-cell>
          <table:table-cell/>
          <table:table-cell office:value-type="string">
            <text:p>84966/625699</text:p>
          </table:table-cell>
          <table:table-cell office:value-type="float" office:value="0.135794">
            <text:p>0.135794</text:p>
          </table:table-cell>
          <table:table-cell/>
          <table:table-cell office:value-type="string">
            <text:p>99127/639860</text:p>
          </table:table-cell>
          <table:table-cell office:value-type="float" office:value="0.15492">
            <text:p>0.15492</text:p>
          </table:table-cell>
          <table:table-cell/>
          <table:table-cell office:value-type="string">
            <text:p>113288/654021</text:p>
          </table:table-cell>
          <table:table-cell office:value-type="float" office:value="0.173218">
            <text:p>0.173218</text:p>
          </table:table-cell>
          <table:table-cell/>
          <table:table-cell office:value-type="string">
            <text:p>127449/668182</text:p>
          </table:table-cell>
          <table:table-cell office:value-type="float" office:value="0.19074">
            <text:p>0.19074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0220/185026</text:p>
          </table:table-cell>
          <table:table-cell office:value-type="float" office:value="0.0552355">
            <text:p>0.0552355</text:p>
          </table:table-cell>
          <table:table-cell/>
          <table:table-cell office:value-type="string">
            <text:p>20440/195246</text:p>
          </table:table-cell>
          <table:table-cell office:value-type="float" office:value="0.104688">
            <text:p>0.104688</text:p>
          </table:table-cell>
          <table:table-cell/>
          <table:table-cell office:value-type="string">
            <text:p>25550/200356</text:p>
          </table:table-cell>
          <table:table-cell office:value-type="float" office:value="0.127523">
            <text:p>0.127523</text:p>
          </table:table-cell>
          <table:table-cell/>
          <table:table-cell office:value-type="string">
            <text:p>30660/205466</text:p>
          </table:table-cell>
          <table:table-cell office:value-type="float" office:value="0.149222">
            <text:p>0.149222</text:p>
          </table:table-cell>
          <table:table-cell/>
          <table:table-cell office:value-type="string">
            <text:p>35770/210576</text:p>
          </table:table-cell>
          <table:table-cell office:value-type="float" office:value="0.169867">
            <text:p>0.169867</text:p>
          </table:table-cell>
          <table:table-cell/>
          <table:table-cell office:value-type="string">
            <text:p>40880/215686</text:p>
          </table:table-cell>
          <table:table-cell office:value-type="float" office:value="0.189535">
            <text:p>0.189535</text:p>
          </table:table-cell>
          <table:table-cell/>
          <table:table-cell office:value-type="string">
            <text:p>45990/220796</text:p>
          </table:table-cell>
          <table:table-cell office:value-type="float" office:value="0.208292">
            <text:p>0.208292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8990/146763</text:p>
          </table:table-cell>
          <table:table-cell office:value-type="float" office:value="0.0612552">
            <text:p>0.0612552</text:p>
          </table:table-cell>
          <table:table-cell/>
          <table:table-cell office:value-type="string">
            <text:p>17980/155753</text:p>
          </table:table-cell>
          <table:table-cell office:value-type="float" office:value="0.115439">
            <text:p>0.115439</text:p>
          </table:table-cell>
          <table:table-cell/>
          <table:table-cell office:value-type="string">
            <text:p>22475/160248</text:p>
          </table:table-cell>
          <table:table-cell office:value-type="float" office:value="0.140251">
            <text:p>0.140251</text:p>
          </table:table-cell>
          <table:table-cell/>
          <table:table-cell office:value-type="string">
            <text:p>26970/164743</text:p>
          </table:table-cell>
          <table:table-cell office:value-type="float" office:value="0.16371">
            <text:p>0.16371</text:p>
          </table:table-cell>
          <table:table-cell/>
          <table:table-cell office:value-type="string">
            <text:p>31465/169238</text:p>
          </table:table-cell>
          <table:table-cell office:value-type="float" office:value="0.185922">
            <text:p>0.185922</text:p>
          </table:table-cell>
          <table:table-cell/>
          <table:table-cell office:value-type="string">
            <text:p>35960/173733</text:p>
          </table:table-cell>
          <table:table-cell office:value-type="float" office:value="0.206984">
            <text:p>0.206984</text:p>
          </table:table-cell>
          <table:table-cell/>
          <table:table-cell office:value-type="string">
            <text:p>40455/178228</text:p>
          </table:table-cell>
          <table:table-cell office:value-type="float" office:value="0.226985">
            <text:p>0.226985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4152/301348</text:p>
          </table:table-cell>
          <table:table-cell office:value-type="float" office:value="0.0469623">
            <text:p>0.0469623</text:p>
          </table:table-cell>
          <table:table-cell/>
          <table:table-cell office:value-type="string">
            <text:p>28304/315500</text:p>
          </table:table-cell>
          <table:table-cell office:value-type="float" office:value="0.0897116">
            <text:p>0.0897116</text:p>
          </table:table-cell>
          <table:table-cell/>
          <table:table-cell office:value-type="string">
            <text:p>35380/322576</text:p>
          </table:table-cell>
          <table:table-cell office:value-type="float" office:value="0.10968">
            <text:p>0.10968</text:p>
          </table:table-cell>
          <table:table-cell/>
          <table:table-cell office:value-type="string">
            <text:p>42456/329652</text:p>
          </table:table-cell>
          <table:table-cell office:value-type="float" office:value="0.12879">
            <text:p>0.12879</text:p>
          </table:table-cell>
          <table:table-cell/>
          <table:table-cell office:value-type="string">
            <text:p>49532/336728</text:p>
          </table:table-cell>
          <table:table-cell office:value-type="float" office:value="0.147098">
            <text:p>0.147098</text:p>
          </table:table-cell>
          <table:table-cell/>
          <table:table-cell office:value-type="string">
            <text:p>56608/343804</text:p>
          </table:table-cell>
          <table:table-cell office:value-type="float" office:value="0.164652">
            <text:p>0.164652</text:p>
          </table:table-cell>
          <table:table-cell/>
          <table:table-cell office:value-type="string">
            <text:p>63684/350880</text:p>
          </table:table-cell>
          <table:table-cell office:value-type="float" office:value="0.181498">
            <text:p>0.181498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4540/286186</text:p>
          </table:table-cell>
          <table:table-cell office:value-type="float" office:value="0.0508061">
            <text:p>0.0508061</text:p>
          </table:table-cell>
          <table:table-cell/>
          <table:table-cell office:value-type="string">
            <text:p>29080/300726</text:p>
          </table:table-cell>
          <table:table-cell office:value-type="float" office:value="0.0966993">
            <text:p>0.0966993</text:p>
          </table:table-cell>
          <table:table-cell/>
          <table:table-cell office:value-type="string">
            <text:p>36350/307996</text:p>
          </table:table-cell>
          <table:table-cell office:value-type="float" office:value="0.118021">
            <text:p>0.118021</text:p>
          </table:table-cell>
          <table:table-cell/>
          <table:table-cell office:value-type="string">
            <text:p>43620/315266</text:p>
          </table:table-cell>
          <table:table-cell office:value-type="float" office:value="0.138359">
            <text:p>0.138359</text:p>
          </table:table-cell>
          <table:table-cell/>
          <table:table-cell office:value-type="string">
            <text:p>50890/322536</text:p>
          </table:table-cell>
          <table:table-cell office:value-type="float" office:value="0.157781">
            <text:p>0.157781</text:p>
          </table:table-cell>
          <table:table-cell/>
          <table:table-cell office:value-type="string">
            <text:p>58160/329806</text:p>
          </table:table-cell>
          <table:table-cell office:value-type="float" office:value="0.176346">
            <text:p>0.176346</text:p>
          </table:table-cell>
          <table:table-cell/>
          <table:table-cell office:value-type="string">
            <text:p>65430/337076</text:p>
          </table:table-cell>
          <table:table-cell office:value-type="float" office:value="0.194111">
            <text:p>0.194111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5532/108063</text:p>
          </table:table-cell>
          <table:table-cell office:value-type="float" office:value="0.0511924">
            <text:p>0.0511924</text:p>
          </table:table-cell>
          <table:table-cell/>
          <table:table-cell office:value-type="string">
            <text:p>11064/113595</text:p>
          </table:table-cell>
          <table:table-cell office:value-type="float" office:value="0.0973987">
            <text:p>0.0973987</text:p>
          </table:table-cell>
          <table:table-cell/>
          <table:table-cell office:value-type="string">
            <text:p>13830/116361</text:p>
          </table:table-cell>
          <table:table-cell office:value-type="float" office:value="0.118854">
            <text:p>0.118854</text:p>
          </table:table-cell>
          <table:table-cell/>
          <table:table-cell office:value-type="string">
            <text:p>16596/119127</text:p>
          </table:table-cell>
          <table:table-cell office:value-type="float" office:value="0.139314">
            <text:p>0.139314</text:p>
          </table:table-cell>
          <table:table-cell/>
          <table:table-cell office:value-type="string">
            <text:p>19362/121893</text:p>
          </table:table-cell>
          <table:table-cell office:value-type="float" office:value="0.158844">
            <text:p>0.158844</text:p>
          </table:table-cell>
          <table:table-cell/>
          <table:table-cell office:value-type="string">
            <text:p>22128/124659</text:p>
          </table:table-cell>
          <table:table-cell office:value-type="float" office:value="0.177508">
            <text:p>0.177508</text:p>
          </table:table-cell>
          <table:table-cell/>
          <table:table-cell office:value-type="string">
            <text:p>24894/127425</text:p>
          </table:table-cell>
          <table:table-cell office:value-type="float" office:value="0.195362">
            <text:p>0.195362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5022/88558</text:p>
          </table:table-cell>
          <table:table-cell office:value-type="float" office:value="0.0567086">
            <text:p>0.0567086</text:p>
          </table:table-cell>
          <table:table-cell/>
          <table:table-cell office:value-type="string">
            <text:p>10044/93580</text:p>
          </table:table-cell>
          <table:table-cell office:value-type="float" office:value="0.107331">
            <text:p>0.107331</text:p>
          </table:table-cell>
          <table:table-cell/>
          <table:table-cell office:value-type="string">
            <text:p>12555/96091</text:p>
          </table:table-cell>
          <table:table-cell office:value-type="float" office:value="0.130657">
            <text:p>0.130657</text:p>
          </table:table-cell>
          <table:table-cell/>
          <table:table-cell office:value-type="string">
            <text:p>15066/98602</text:p>
          </table:table-cell>
          <table:table-cell office:value-type="float" office:value="0.152796">
            <text:p>0.152796</text:p>
          </table:table-cell>
          <table:table-cell/>
          <table:table-cell office:value-type="string">
            <text:p>17577/101113</text:p>
          </table:table-cell>
          <table:table-cell office:value-type="float" office:value="0.173835">
            <text:p>0.173835</text:p>
          </table:table-cell>
          <table:table-cell/>
          <table:table-cell office:value-type="string">
            <text:p>20088/103624</text:p>
          </table:table-cell>
          <table:table-cell office:value-type="float" office:value="0.193855">
            <text:p>0.193855</text:p>
          </table:table-cell>
          <table:table-cell/>
          <table:table-cell office:value-type="string">
            <text:p>22599/106135</text:p>
          </table:table-cell>
          <table:table-cell office:value-type="float" office:value="0.212927">
            <text:p>0.212927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6792/394144</text:p>
          </table:table-cell>
          <table:table-cell office:value-type="float" office:value="0.0426037">
            <text:p>0.0426037</text:p>
          </table:table-cell>
          <table:table-cell/>
          <table:table-cell office:value-type="string">
            <text:p>33584/410936</text:p>
          </table:table-cell>
          <table:table-cell office:value-type="float" office:value="0.0817256">
            <text:p>0.0817256</text:p>
          </table:table-cell>
          <table:table-cell/>
          <table:table-cell office:value-type="string">
            <text:p>41980/419332</text:p>
          </table:table-cell>
          <table:table-cell office:value-type="float" office:value="0.100112">
            <text:p>0.100112</text:p>
          </table:table-cell>
          <table:table-cell/>
          <table:table-cell office:value-type="string">
            <text:p>50376/427728</text:p>
          </table:table-cell>
          <table:table-cell office:value-type="float" office:value="0.117776">
            <text:p>0.117776</text:p>
          </table:table-cell>
          <table:table-cell/>
          <table:table-cell office:value-type="string">
            <text:p>58772/436124</text:p>
          </table:table-cell>
          <table:table-cell office:value-type="float" office:value="0.13476">
            <text:p>0.13476</text:p>
          </table:table-cell>
          <table:table-cell/>
          <table:table-cell office:value-type="string">
            <text:p>67168/444520</text:p>
          </table:table-cell>
          <table:table-cell office:value-type="float" office:value="0.151102">
            <text:p>0.151102</text:p>
          </table:table-cell>
          <table:table-cell/>
          <table:table-cell office:value-type="string">
            <text:p>75564/452916</text:p>
          </table:table-cell>
          <table:table-cell office:value-type="float" office:value="0.166839">
            <text:p>0.166839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7178/359032</text:p>
          </table:table-cell>
          <table:table-cell office:value-type="float" office:value="0.0478453">
            <text:p>0.0478453</text:p>
          </table:table-cell>
          <table:table-cell/>
          <table:table-cell office:value-type="string">
            <text:p>34356/376210</text:p>
          </table:table-cell>
          <table:table-cell office:value-type="float" office:value="0.0913213">
            <text:p>0.0913213</text:p>
          </table:table-cell>
          <table:table-cell/>
          <table:table-cell office:value-type="string">
            <text:p>42945/384799</text:p>
          </table:table-cell>
          <table:table-cell office:value-type="float" office:value="0.111604">
            <text:p>0.111604</text:p>
          </table:table-cell>
          <table:table-cell/>
          <table:table-cell office:value-type="string">
            <text:p>51534/393388</text:p>
          </table:table-cell>
          <table:table-cell office:value-type="float" office:value="0.131">
            <text:p>0.131</text:p>
          </table:table-cell>
          <table:table-cell/>
          <table:table-cell office:value-type="string">
            <text:p>60123/401977</text:p>
          </table:table-cell>
          <table:table-cell office:value-type="float" office:value="0.149568">
            <text:p>0.149568</text:p>
          </table:table-cell>
          <table:table-cell/>
          <table:table-cell office:value-type="string">
            <text:p>68712/410566</text:p>
          </table:table-cell>
          <table:table-cell office:value-type="float" office:value="0.167359">
            <text:p>0.167359</text:p>
          </table:table-cell>
          <table:table-cell/>
          <table:table-cell office:value-type="string">
            <text:p>77301/419155</text:p>
          </table:table-cell>
          <table:table-cell office:value-type="float" office:value="0.184421">
            <text:p>0.184421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2890/521888</text:p>
          </table:table-cell>
          <table:table-cell office:value-type="float" office:value="0.04386">
            <text:p>0.04386</text:p>
          </table:table-cell>
          <table:table-cell/>
          <table:table-cell office:value-type="string">
            <text:p>45780/544778</text:p>
          </table:table-cell>
          <table:table-cell office:value-type="float" office:value="0.0840342">
            <text:p>0.0840342</text:p>
          </table:table-cell>
          <table:table-cell/>
          <table:table-cell office:value-type="string">
            <text:p>57225/556223</text:p>
          </table:table-cell>
          <table:table-cell office:value-type="float" office:value="0.102881">
            <text:p>0.102881</text:p>
          </table:table-cell>
          <table:table-cell/>
          <table:table-cell office:value-type="string">
            <text:p>68670/567668</text:p>
          </table:table-cell>
          <table:table-cell office:value-type="float" office:value="0.120969">
            <text:p>0.120969</text:p>
          </table:table-cell>
          <table:table-cell/>
          <table:table-cell office:value-type="string">
            <text:p>80115/579113</text:p>
          </table:table-cell>
          <table:table-cell office:value-type="float" office:value="0.138341">
            <text:p>0.138341</text:p>
          </table:table-cell>
          <table:table-cell/>
          <table:table-cell office:value-type="string">
            <text:p>91560/590558</text:p>
          </table:table-cell>
          <table:table-cell office:value-type="float" office:value="0.15504">
            <text:p>0.15504</text:p>
          </table:table-cell>
          <table:table-cell/>
          <table:table-cell office:value-type="string">
            <text:p>103005/602003</text:p>
          </table:table-cell>
          <table:table-cell office:value-type="float" office:value="0.171104">
            <text:p>0.171104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1832/447443</text:p>
          </table:table-cell>
          <table:table-cell office:value-type="float" office:value="0.0487928">
            <text:p>0.0487928</text:p>
          </table:table-cell>
          <table:table-cell/>
          <table:table-cell office:value-type="string">
            <text:p>43664/469275</text:p>
          </table:table-cell>
          <table:table-cell office:value-type="float" office:value="0.0930457">
            <text:p>0.0930457</text:p>
          </table:table-cell>
          <table:table-cell/>
          <table:table-cell office:value-type="string">
            <text:p>54580/480191</text:p>
          </table:table-cell>
          <table:table-cell office:value-type="float" office:value="0.113663">
            <text:p>0.113663</text:p>
          </table:table-cell>
          <table:table-cell/>
          <table:table-cell office:value-type="string">
            <text:p>65496/491107</text:p>
          </table:table-cell>
          <table:table-cell office:value-type="float" office:value="0.133364">
            <text:p>0.133364</text:p>
          </table:table-cell>
          <table:table-cell/>
          <table:table-cell office:value-type="string">
            <text:p>76412/502023</text:p>
          </table:table-cell>
          <table:table-cell office:value-type="float" office:value="0.152208">
            <text:p>0.152208</text:p>
          </table:table-cell>
          <table:table-cell/>
          <table:table-cell office:value-type="string">
            <text:p>87328/512939</text:p>
          </table:table-cell>
          <table:table-cell office:value-type="float" office:value="0.17025">
            <text:p>0.17025</text:p>
          </table:table-cell>
          <table:table-cell/>
          <table:table-cell office:value-type="string">
            <text:p>98244/523855</text:p>
          </table:table-cell>
          <table:table-cell office:value-type="float" office:value="0.18754">
            <text:p>0.18754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2568/229058</text:p>
          </table:table-cell>
          <table:table-cell office:value-type="float" office:value="0.0548682">
            <text:p>0.0548682</text:p>
          </table:table-cell>
          <table:table-cell/>
          <table:table-cell office:value-type="string">
            <text:p>25136/241626</text:p>
          </table:table-cell>
          <table:table-cell office:value-type="float" office:value="0.104029">
            <text:p>0.104029</text:p>
          </table:table-cell>
          <table:table-cell/>
          <table:table-cell office:value-type="string">
            <text:p>31420/247910</text:p>
          </table:table-cell>
          <table:table-cell office:value-type="float" office:value="0.12674">
            <text:p>0.12674</text:p>
          </table:table-cell>
          <table:table-cell/>
          <table:table-cell office:value-type="string">
            <text:p>37704/254194</text:p>
          </table:table-cell>
          <table:table-cell office:value-type="float" office:value="0.148328">
            <text:p>0.148328</text:p>
          </table:table-cell>
          <table:table-cell/>
          <table:table-cell office:value-type="string">
            <text:p>43988/260478</text:p>
          </table:table-cell>
          <table:table-cell office:value-type="float" office:value="0.168874">
            <text:p>0.168874</text:p>
          </table:table-cell>
          <table:table-cell/>
          <table:table-cell office:value-type="string">
            <text:p>50272/266762</text:p>
          </table:table-cell>
          <table:table-cell office:value-type="float" office:value="0.188453">
            <text:p>0.188453</text:p>
          </table:table-cell>
          <table:table-cell/>
          <table:table-cell office:value-type="string">
            <text:p>56556/273046</text:p>
          </table:table-cell>
          <table:table-cell office:value-type="float" office:value="0.20713">
            <text:p>0.20713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1364/193144</text:p>
          </table:table-cell>
          <table:table-cell office:value-type="float" office:value="0.0588369">
            <text:p>0.0588369</text:p>
          </table:table-cell>
          <table:table-cell/>
          <table:table-cell office:value-type="string">
            <text:p>22728/204508</text:p>
          </table:table-cell>
          <table:table-cell office:value-type="float" office:value="0.111135">
            <text:p>0.111135</text:p>
          </table:table-cell>
          <table:table-cell/>
          <table:table-cell office:value-type="string">
            <text:p>28410/210190</text:p>
          </table:table-cell>
          <table:table-cell office:value-type="float" office:value="0.135163">
            <text:p>0.135163</text:p>
          </table:table-cell>
          <table:table-cell/>
          <table:table-cell office:value-type="string">
            <text:p>34092/215872</text:p>
          </table:table-cell>
          <table:table-cell office:value-type="float" office:value="0.157927">
            <text:p>0.157927</text:p>
          </table:table-cell>
          <table:table-cell/>
          <table:table-cell office:value-type="string">
            <text:p>39774/221554</text:p>
          </table:table-cell>
          <table:table-cell office:value-type="float" office:value="0.179523">
            <text:p>0.179523</text:p>
          </table:table-cell>
          <table:table-cell/>
          <table:table-cell office:value-type="string">
            <text:p>45456/227236</text:p>
          </table:table-cell>
          <table:table-cell office:value-type="float" office:value="0.200039">
            <text:p>0.200039</text:p>
          </table:table-cell>
          <table:table-cell/>
          <table:table-cell office:value-type="string">
            <text:p>51138/232918</text:p>
          </table:table-cell>
          <table:table-cell office:value-type="float" office:value="0.219554">
            <text:p>0.219554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38862/812780</text:p>
          </table:table-cell>
          <table:table-cell office:value-type="float" office:value="0.0478137">
            <text:p>0.0478137</text:p>
          </table:table-cell>
          <table:table-cell/>
          <table:table-cell office:value-type="string">
            <text:p>77724/851642</text:p>
          </table:table-cell>
          <table:table-cell office:value-type="float" office:value="0.0912637">
            <text:p>0.0912637</text:p>
          </table:table-cell>
          <table:table-cell/>
          <table:table-cell office:value-type="string">
            <text:p>97155/871073</text:p>
          </table:table-cell>
          <table:table-cell office:value-type="float" office:value="0.111535">
            <text:p>0.111535</text:p>
          </table:table-cell>
          <table:table-cell/>
          <table:table-cell office:value-type="string">
            <text:p>116586/890504</text:p>
          </table:table-cell>
          <table:table-cell office:value-type="float" office:value="0.130921">
            <text:p>0.130921</text:p>
          </table:table-cell>
          <table:table-cell/>
          <table:table-cell office:value-type="string">
            <text:p>136017/909935</text:p>
          </table:table-cell>
          <table:table-cell office:value-type="float" office:value="0.14948">
            <text:p>0.14948</text:p>
          </table:table-cell>
          <table:table-cell/>
          <table:table-cell office:value-type="string">
            <text:p>155448/929366</text:p>
          </table:table-cell>
          <table:table-cell office:value-type="float" office:value="0.167262">
            <text:p>0.167262</text:p>
          </table:table-cell>
          <table:table-cell/>
          <table:table-cell office:value-type="string">
            <text:p>174879/948797</text:p>
          </table:table-cell>
          <table:table-cell office:value-type="float" office:value="0.184317">
            <text:p>0.184317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36690/707936</text:p>
          </table:table-cell>
          <table:table-cell office:value-type="float" office:value="0.0518267">
            <text:p>0.0518267</text:p>
          </table:table-cell>
          <table:table-cell/>
          <table:table-cell office:value-type="string">
            <text:p>73380/744626</text:p>
          </table:table-cell>
          <table:table-cell office:value-type="float" office:value="0.0985461">
            <text:p>0.0985461</text:p>
          </table:table-cell>
          <table:table-cell/>
          <table:table-cell office:value-type="string">
            <text:p>91725/762971</text:p>
          </table:table-cell>
          <table:table-cell office:value-type="float" office:value="0.120221">
            <text:p>0.120221</text:p>
          </table:table-cell>
          <table:table-cell/>
          <table:table-cell office:value-type="string">
            <text:p>110070/781316</text:p>
          </table:table-cell>
          <table:table-cell office:value-type="float" office:value="0.140878">
            <text:p>0.140878</text:p>
          </table:table-cell>
          <table:table-cell/>
          <table:table-cell office:value-type="string">
            <text:p>128415/799661</text:p>
          </table:table-cell>
          <table:table-cell office:value-type="float" office:value="0.160587">
            <text:p>0.160587</text:p>
          </table:table-cell>
          <table:table-cell/>
          <table:table-cell office:value-type="string">
            <text:p>146760/818006</text:p>
          </table:table-cell>
          <table:table-cell office:value-type="float" office:value="0.179412">
            <text:p>0.179412</text:p>
          </table:table-cell>
          <table:table-cell/>
          <table:table-cell office:value-type="string">
            <text:p>165105/836351</text:p>
          </table:table-cell>
          <table:table-cell office:value-type="float" office:value="0.197411">
            <text:p>0.197411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6210/475121</text:p>
          </table:table-cell>
          <table:table-cell office:value-type="float" office:value="0.0551649">
            <text:p>0.0551649</text:p>
          </table:table-cell>
          <table:table-cell/>
          <table:table-cell office:value-type="string">
            <text:p>52420/501331</text:p>
          </table:table-cell>
          <table:table-cell office:value-type="float" office:value="0.104562">
            <text:p>0.104562</text:p>
          </table:table-cell>
          <table:table-cell/>
          <table:table-cell office:value-type="string">
            <text:p>65525/514436</text:p>
          </table:table-cell>
          <table:table-cell office:value-type="float" office:value="0.127373">
            <text:p>0.127373</text:p>
          </table:table-cell>
          <table:table-cell/>
          <table:table-cell office:value-type="string">
            <text:p>78630/527541</text:p>
          </table:table-cell>
          <table:table-cell office:value-type="float" office:value="0.14905">
            <text:p>0.14905</text:p>
          </table:table-cell>
          <table:table-cell/>
          <table:table-cell office:value-type="string">
            <text:p>91735/540646</text:p>
          </table:table-cell>
          <table:table-cell office:value-type="float" office:value="0.169677">
            <text:p>0.169677</text:p>
          </table:table-cell>
          <table:table-cell/>
          <table:table-cell office:value-type="string">
            <text:p>104840/553751</text:p>
          </table:table-cell>
          <table:table-cell office:value-type="float" office:value="0.189327">
            <text:p>0.189327</text:p>
          </table:table-cell>
          <table:table-cell/>
          <table:table-cell office:value-type="string">
            <text:p>117945/566856</text:p>
          </table:table-cell>
          <table:table-cell office:value-type="float" office:value="0.208069">
            <text:p>0.208069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7192/449651</text:p>
          </table:table-cell>
          <table:table-cell office:value-type="float" office:value="0.0604736">
            <text:p>0.0604736</text:p>
          </table:table-cell>
          <table:table-cell/>
          <table:table-cell office:value-type="string">
            <text:p>54384/476843</text:p>
          </table:table-cell>
          <table:table-cell office:value-type="float" office:value="0.11405">
            <text:p>0.11405</text:p>
          </table:table-cell>
          <table:table-cell/>
          <table:table-cell office:value-type="string">
            <text:p>67980/490439</text:p>
          </table:table-cell>
          <table:table-cell office:value-type="float" office:value="0.138611">
            <text:p>0.138611</text:p>
          </table:table-cell>
          <table:table-cell/>
          <table:table-cell office:value-type="string">
            <text:p>81576/504035</text:p>
          </table:table-cell>
          <table:table-cell office:value-type="float" office:value="0.161846">
            <text:p>0.161846</text:p>
          </table:table-cell>
          <table:table-cell/>
          <table:table-cell office:value-type="string">
            <text:p>95172/517631</text:p>
          </table:table-cell>
          <table:table-cell office:value-type="float" office:value="0.183861">
            <text:p>0.183861</text:p>
          </table:table-cell>
          <table:table-cell/>
          <table:table-cell office:value-type="string">
            <text:p>108768/531227</text:p>
          </table:table-cell>
          <table:table-cell office:value-type="float" office:value="0.204749">
            <text:p>0.204749</text:p>
          </table:table-cell>
          <table:table-cell/>
          <table:table-cell office:value-type="string">
            <text:p>122364/544823</text:p>
          </table:table-cell>
          <table:table-cell office:value-type="float" office:value="0.224594">
            <text:p>0.224594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7650/541883</text:p>
          </table:table-cell>
          <table:table-cell office:value-type="float" office:value="0.0510258">
            <text:p>0.0510258</text:p>
          </table:table-cell>
          <table:table-cell/>
          <table:table-cell office:value-type="string">
            <text:p>55300/569533</text:p>
          </table:table-cell>
          <table:table-cell office:value-type="float" office:value="0.0970971">
            <text:p>0.0970971</text:p>
          </table:table-cell>
          <table:table-cell/>
          <table:table-cell office:value-type="string">
            <text:p>69125/583358</text:p>
          </table:table-cell>
          <table:table-cell office:value-type="float" office:value="0.118495">
            <text:p>0.118495</text:p>
          </table:table-cell>
          <table:table-cell/>
          <table:table-cell office:value-type="string">
            <text:p>82950/597183</text:p>
          </table:table-cell>
          <table:table-cell office:value-type="float" office:value="0.138902">
            <text:p>0.138902</text:p>
          </table:table-cell>
          <table:table-cell/>
          <table:table-cell office:value-type="string">
            <text:p>96775/611008</text:p>
          </table:table-cell>
          <table:table-cell office:value-type="float" office:value="0.158386">
            <text:p>0.158386</text:p>
          </table:table-cell>
          <table:table-cell/>
          <table:table-cell office:value-type="string">
            <text:p>110600/624833</text:p>
          </table:table-cell>
          <table:table-cell office:value-type="float" office:value="0.177007">
            <text:p>0.177007</text:p>
          </table:table-cell>
          <table:table-cell/>
          <table:table-cell office:value-type="string">
            <text:p>124425/638658</text:p>
          </table:table-cell>
          <table:table-cell office:value-type="float" office:value="0.194823">
            <text:p>0.194823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6628/478477</text:p>
          </table:table-cell>
          <table:table-cell office:value-type="float" office:value="0.0556516">
            <text:p>0.0556516</text:p>
          </table:table-cell>
          <table:table-cell/>
          <table:table-cell office:value-type="string">
            <text:p>53256/505105</text:p>
          </table:table-cell>
          <table:table-cell office:value-type="float" office:value="0.105436">
            <text:p>0.105436</text:p>
          </table:table-cell>
          <table:table-cell/>
          <table:table-cell office:value-type="string">
            <text:p>66570/518419</text:p>
          </table:table-cell>
          <table:table-cell office:value-type="float" office:value="0.12841">
            <text:p>0.12841</text:p>
          </table:table-cell>
          <table:table-cell/>
          <table:table-cell office:value-type="string">
            <text:p>79884/531733</text:p>
          </table:table-cell>
          <table:table-cell office:value-type="float" office:value="0.150233">
            <text:p>0.150233</text:p>
          </table:table-cell>
          <table:table-cell/>
          <table:table-cell office:value-type="string">
            <text:p>93198/545047</text:p>
          </table:table-cell>
          <table:table-cell office:value-type="float" office:value="0.170991">
            <text:p>0.170991</text:p>
          </table:table-cell>
          <table:table-cell/>
          <table:table-cell office:value-type="string">
            <text:p>106512/558361</text:p>
          </table:table-cell>
          <table:table-cell office:value-type="float" office:value="0.190758">
            <text:p>0.190758</text:p>
          </table:table-cell>
          <table:table-cell/>
          <table:table-cell office:value-type="string">
            <text:p>119826/571675</text:p>
          </table:table-cell>
          <table:table-cell office:value-type="float" office:value="0.209605">
            <text:p>0.209605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36316/731131</text:p>
          </table:table-cell>
          <table:table-cell office:value-type="float" office:value="0.049671">
            <text:p>0.049671</text:p>
          </table:table-cell>
          <table:table-cell/>
          <table:table-cell office:value-type="string">
            <text:p>72632/767447</text:p>
          </table:table-cell>
          <table:table-cell office:value-type="float" office:value="0.0946411">
            <text:p>0.0946411</text:p>
          </table:table-cell>
          <table:table-cell/>
          <table:table-cell office:value-type="string">
            <text:p>90790/785605</text:p>
          </table:table-cell>
          <table:table-cell office:value-type="float" office:value="0.115567">
            <text:p>0.115567</text:p>
          </table:table-cell>
          <table:table-cell/>
          <table:table-cell office:value-type="string">
            <text:p>108948/803763</text:p>
          </table:table-cell>
          <table:table-cell office:value-type="float" office:value="0.135547">
            <text:p>0.135547</text:p>
          </table:table-cell>
          <table:table-cell/>
          <table:table-cell office:value-type="string">
            <text:p>127106/821921</text:p>
          </table:table-cell>
          <table:table-cell office:value-type="float" office:value="0.154645">
            <text:p>0.154645</text:p>
          </table:table-cell>
          <table:table-cell/>
          <table:table-cell office:value-type="string">
            <text:p>145264/840079</text:p>
          </table:table-cell>
          <table:table-cell office:value-type="float" office:value="0.172917">
            <text:p>0.172917</text:p>
          </table:table-cell>
          <table:table-cell/>
          <table:table-cell office:value-type="string">
            <text:p>163422/858237</text:p>
          </table:table-cell>
          <table:table-cell office:value-type="float" office:value="0.190416">
            <text:p>0.190416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31870/591825</text:p>
          </table:table-cell>
          <table:table-cell office:value-type="float" office:value="0.0538504">
            <text:p>0.0538504</text:p>
          </table:table-cell>
          <table:table-cell/>
          <table:table-cell office:value-type="string">
            <text:p>63740/623695</text:p>
          </table:table-cell>
          <table:table-cell office:value-type="float" office:value="0.102197">
            <text:p>0.102197</text:p>
          </table:table-cell>
          <table:table-cell/>
          <table:table-cell office:value-type="string">
            <text:p>79675/639630</text:p>
          </table:table-cell>
          <table:table-cell office:value-type="float" office:value="0.124564">
            <text:p>0.124564</text:p>
          </table:table-cell>
          <table:table-cell/>
          <table:table-cell office:value-type="string">
            <text:p>95610/655565</text:p>
          </table:table-cell>
          <table:table-cell office:value-type="float" office:value="0.145844">
            <text:p>0.145844</text:p>
          </table:table-cell>
          <table:table-cell/>
          <table:table-cell office:value-type="string">
            <text:p>111545/671500</text:p>
          </table:table-cell>
          <table:table-cell office:value-type="float" office:value="0.166113">
            <text:p>0.166113</text:p>
          </table:table-cell>
          <table:table-cell/>
          <table:table-cell office:value-type="string">
            <text:p>127480/687435</text:p>
          </table:table-cell>
          <table:table-cell office:value-type="float" office:value="0.185443">
            <text:p>0.185443</text:p>
          </table:table-cell>
          <table:table-cell/>
          <table:table-cell office:value-type="string">
            <text:p>143415/703370</text:p>
          </table:table-cell>
          <table:table-cell office:value-type="float" office:value="0.203897">
            <text:p>0.203897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7040/434244</text:p>
          </table:table-cell>
          <table:table-cell office:value-type="float" office:value="0.0392406">
            <text:p>0.0392406</text:p>
          </table:table-cell>
          <table:table-cell/>
          <table:table-cell office:value-type="string">
            <text:p>34080/451284</text:p>
          </table:table-cell>
          <table:table-cell office:value-type="float" office:value="0.0755179">
            <text:p>0.0755179</text:p>
          </table:table-cell>
          <table:table-cell/>
          <table:table-cell office:value-type="string">
            <text:p>42600/459804</text:p>
          </table:table-cell>
          <table:table-cell office:value-type="float" office:value="0.0926482">
            <text:p>0.0926482</text:p>
          </table:table-cell>
          <table:table-cell/>
          <table:table-cell office:value-type="string">
            <text:p>51120/468324</text:p>
          </table:table-cell>
          <table:table-cell office:value-type="float" office:value="0.109155">
            <text:p>0.109155</text:p>
          </table:table-cell>
          <table:table-cell/>
          <table:table-cell office:value-type="string">
            <text:p>59640/476844</text:p>
          </table:table-cell>
          <table:table-cell office:value-type="float" office:value="0.125072">
            <text:p>0.125072</text:p>
          </table:table-cell>
          <table:table-cell/>
          <table:table-cell office:value-type="string">
            <text:p>68160/485364</text:p>
          </table:table-cell>
          <table:table-cell office:value-type="float" office:value="0.140431">
            <text:p>0.140431</text:p>
          </table:table-cell>
          <table:table-cell/>
          <table:table-cell office:value-type="string">
            <text:p>76680/493884</text:p>
          </table:table-cell>
          <table:table-cell office:value-type="float" office:value="0.155259">
            <text:p>0.155259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7210/403546</text:p>
          </table:table-cell>
          <table:table-cell office:value-type="float" office:value="0.0426469">
            <text:p>0.0426469</text:p>
          </table:table-cell>
          <table:table-cell/>
          <table:table-cell office:value-type="string">
            <text:p>34420/420756</text:p>
          </table:table-cell>
          <table:table-cell office:value-type="float" office:value="0.0818051">
            <text:p>0.0818051</text:p>
          </table:table-cell>
          <table:table-cell/>
          <table:table-cell office:value-type="string">
            <text:p>43025/429361</text:p>
          </table:table-cell>
          <table:table-cell office:value-type="float" office:value="0.100207">
            <text:p>0.100207</text:p>
          </table:table-cell>
          <table:table-cell/>
          <table:table-cell office:value-type="string">
            <text:p>51630/437966</text:p>
          </table:table-cell>
          <table:table-cell office:value-type="float" office:value="0.117886">
            <text:p>0.117886</text:p>
          </table:table-cell>
          <table:table-cell/>
          <table:table-cell office:value-type="string">
            <text:p>60235/446571</text:p>
          </table:table-cell>
          <table:table-cell office:value-type="float" office:value="0.134883">
            <text:p>0.134883</text:p>
          </table:table-cell>
          <table:table-cell/>
          <table:table-cell office:value-type="string">
            <text:p>68840/455176</text:p>
          </table:table-cell>
          <table:table-cell office:value-type="float" office:value="0.151238">
            <text:p>0.151238</text:p>
          </table:table-cell>
          <table:table-cell/>
          <table:table-cell office:value-type="string">
            <text:p>77445/463781</text:p>
          </table:table-cell>
          <table:table-cell office:value-type="float" office:value="0.166986">
            <text:p>0.166986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37804/802813</text:p>
          </table:table-cell>
          <table:table-cell office:value-type="float" office:value="0.0470894">
            <text:p>0.0470894</text:p>
          </table:table-cell>
          <table:table-cell/>
          <table:table-cell office:value-type="string">
            <text:p>75608/840617</text:p>
          </table:table-cell>
          <table:table-cell office:value-type="float" office:value="0.0899435">
            <text:p>0.0899435</text:p>
          </table:table-cell>
          <table:table-cell/>
          <table:table-cell office:value-type="string">
            <text:p>94510/859519</text:p>
          </table:table-cell>
          <table:table-cell office:value-type="float" office:value="0.109957">
            <text:p>0.109957</text:p>
          </table:table-cell>
          <table:table-cell/>
          <table:table-cell office:value-type="string">
            <text:p>113412/878421</text:p>
          </table:table-cell>
          <table:table-cell office:value-type="float" office:value="0.129109">
            <text:p>0.129109</text:p>
          </table:table-cell>
          <table:table-cell/>
          <table:table-cell office:value-type="string">
            <text:p>132314/897323</text:p>
          </table:table-cell>
          <table:table-cell office:value-type="float" office:value="0.147454">
            <text:p>0.147454</text:p>
          </table:table-cell>
          <table:table-cell/>
          <table:table-cell office:value-type="string">
            <text:p>151216/916225</text:p>
          </table:table-cell>
          <table:table-cell office:value-type="float" office:value="0.165042">
            <text:p>0.165042</text:p>
          </table:table-cell>
          <table:table-cell/>
          <table:table-cell office:value-type="string">
            <text:p>170118/935127</text:p>
          </table:table-cell>
          <table:table-cell office:value-type="float" office:value="0.18192">
            <text:p>0.18192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39412/765837</text:p>
          </table:table-cell>
          <table:table-cell office:value-type="float" office:value="0.0514626">
            <text:p>0.0514626</text:p>
          </table:table-cell>
          <table:table-cell/>
          <table:table-cell office:value-type="string">
            <text:p>78824/805249</text:p>
          </table:table-cell>
          <table:table-cell office:value-type="float" office:value="0.0978877">
            <text:p>0.0978877</text:p>
          </table:table-cell>
          <table:table-cell/>
          <table:table-cell office:value-type="string">
            <text:p>98530/824955</text:p>
          </table:table-cell>
          <table:table-cell office:value-type="float" office:value="0.119437">
            <text:p>0.119437</text:p>
          </table:table-cell>
          <table:table-cell/>
          <table:table-cell office:value-type="string">
            <text:p>118236/844661</text:p>
          </table:table-cell>
          <table:table-cell office:value-type="float" office:value="0.13998">
            <text:p>0.13998</text:p>
          </table:table-cell>
          <table:table-cell/>
          <table:table-cell office:value-type="string">
            <text:p>137942/864367</text:p>
          </table:table-cell>
          <table:table-cell office:value-type="float" office:value="0.159587">
            <text:p>0.159587</text:p>
          </table:table-cell>
          <table:table-cell/>
          <table:table-cell office:value-type="string">
            <text:p>157648/884073</text:p>
          </table:table-cell>
          <table:table-cell office:value-type="float" office:value="0.17832">
            <text:p>0.17832</text:p>
          </table:table-cell>
          <table:table-cell/>
          <table:table-cell office:value-type="string">
            <text:p>177354/903779</text:p>
          </table:table-cell>
          <table:table-cell office:value-type="float" office:value="0.196236">
            <text:p>0.196236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03412/2083254</text:p>
          </table:table-cell>
          <table:table-cell office:value-type="float" office:value="0.0496397">
            <text:p>0.0496397</text:p>
          </table:table-cell>
          <table:table-cell/>
          <table:table-cell office:value-type="string">
            <text:p>206824/2186666</text:p>
          </table:table-cell>
          <table:table-cell office:value-type="float" office:value="0.0945842">
            <text:p>0.0945842</text:p>
          </table:table-cell>
          <table:table-cell/>
          <table:table-cell office:value-type="string">
            <text:p>258530/2238372</text:p>
          </table:table-cell>
          <table:table-cell office:value-type="float" office:value="0.115499">
            <text:p>0.115499</text:p>
          </table:table-cell>
          <table:table-cell/>
          <table:table-cell office:value-type="string">
            <text:p>310236/2290078</text:p>
          </table:table-cell>
          <table:table-cell office:value-type="float" office:value="0.13547">
            <text:p>0.13547</text:p>
          </table:table-cell>
          <table:table-cell/>
          <table:table-cell office:value-type="string">
            <text:p>361942/2341784</text:p>
          </table:table-cell>
          <table:table-cell office:value-type="float" office:value="0.154558">
            <text:p>0.154558</text:p>
          </table:table-cell>
          <table:table-cell/>
          <table:table-cell office:value-type="string">
            <text:p>413648/2393490</text:p>
          </table:table-cell>
          <table:table-cell office:value-type="float" office:value="0.172822">
            <text:p>0.172822</text:p>
          </table:table-cell>
          <table:table-cell/>
          <table:table-cell office:value-type="string">
            <text:p>465354/2445196</text:p>
          </table:table-cell>
          <table:table-cell office:value-type="float" office:value="0.190314">
            <text:p>0.190314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94130/1716645</text:p>
          </table:table-cell>
          <table:table-cell office:value-type="float" office:value="0.0548337">
            <text:p>0.0548337</text:p>
          </table:table-cell>
          <table:table-cell/>
          <table:table-cell office:value-type="string">
            <text:p>188260/1810775</text:p>
          </table:table-cell>
          <table:table-cell office:value-type="float" office:value="0.103967">
            <text:p>0.103967</text:p>
          </table:table-cell>
          <table:table-cell/>
          <table:table-cell office:value-type="string">
            <text:p>235325/1857840</text:p>
          </table:table-cell>
          <table:table-cell office:value-type="float" office:value="0.126666">
            <text:p>0.126666</text:p>
          </table:table-cell>
          <table:table-cell/>
          <table:table-cell office:value-type="string">
            <text:p>282390/1904905</text:p>
          </table:table-cell>
          <table:table-cell office:value-type="float" office:value="0.148244">
            <text:p>0.148244</text:p>
          </table:table-cell>
          <table:table-cell/>
          <table:table-cell office:value-type="string">
            <text:p>329455/1951970</text:p>
          </table:table-cell>
          <table:table-cell office:value-type="float" office:value="0.168781">
            <text:p>0.168781</text:p>
          </table:table-cell>
          <table:table-cell/>
          <table:table-cell office:value-type="string">
            <text:p>376520/1999035</text:p>
          </table:table-cell>
          <table:table-cell office:value-type="float" office:value="0.188351">
            <text:p>0.188351</text:p>
          </table:table-cell>
          <table:table-cell/>
          <table:table-cell office:value-type="string">
            <text:p>423585/2046100</text:p>
          </table:table-cell>
          <table:table-cell office:value-type="float" office:value="0.207021">
            <text:p>0.207021</text:p>
          </table:table-cell>
          <table:table-cell table:number-columns-repeated="234"/>
        </table:table-row>
        <table:table-row table:style-name="ro1">
          <table:table-cell table:number-columns-repeated="5"/>
          <table:table-cell table:formula="of:=AVERAGE([.F3:.F38])" office:value-type="float" office:value="0.0516210944444444">
            <text:p>0.0516210944</text:p>
          </table:table-cell>
          <table:table-cell table:number-columns-repeated="2"/>
          <table:table-cell table:formula="of:=AVERAGE([.I3:.I38])" office:value-type="float" office:value="0.0981226444444444">
            <text:p>0.0981226444</text:p>
          </table:table-cell>
          <table:table-cell table:number-columns-repeated="2"/>
          <table:table-cell table:formula="of:=AVERAGE([.L3:.L38])" office:value-type="float" office:value="0.119687977777778">
            <text:p>0.1196879778</text:p>
          </table:table-cell>
          <table:table-cell table:number-columns-repeated="2"/>
          <table:table-cell table:formula="of:=AVERAGE([.O3:.O38])" office:value-type="float" office:value="0.140236666666667">
            <text:p>0.1402366667</text:p>
          </table:table-cell>
          <table:table-cell table:number-columns-repeated="2"/>
          <table:table-cell table:formula="of:=AVERAGE([.R3:.R38])" office:value-type="float" office:value="0.159839611111111">
            <text:p>0.1598396111</text:p>
          </table:table-cell>
          <table:table-cell table:number-columns-repeated="2"/>
          <table:table-cell table:formula="of:=AVERAGE([.U3:.U38])" office:value-type="float" office:value="0.178561166666667">
            <text:p>0.1785611667</text:p>
          </table:table-cell>
          <table:table-cell table:number-columns-repeated="2"/>
          <table:table-cell table:formula="of:=AVERAGE([.X3:.X38])" office:value-type="float" office:value="0.196459944444444">
            <text:p>0.1964599444</text:p>
          </table:table-cell>
          <table:table-cell table:number-columns-repeated="234"/>
        </table:table-row>
        <table:table-row table:style-name="ro1">
          <table:table-cell table:number-columns-repeated="25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.0516210944">
            <text:p>0.0516210944</text:p>
          </table:table-cell>
          <table:table-cell table:number-columns-repeated="2"/>
          <table:table-cell office:value-type="float" office:value="0.0981226444">
            <text:p>0.0981226444</text:p>
          </table:table-cell>
          <table:table-cell table:number-columns-repeated="2"/>
          <table:table-cell office:value-type="float" office:value="0.1196879778">
            <text:p>0.1196879778</text:p>
          </table:table-cell>
          <table:table-cell table:number-columns-repeated="2"/>
          <table:table-cell office:value-type="float" office:value="0.1402366667">
            <text:p>0.1402366667</text:p>
          </table:table-cell>
          <table:table-cell table:number-columns-repeated="2"/>
          <table:table-cell office:value-type="float" office:value="0.1598396111">
            <text:p>0.1598396111</text:p>
          </table:table-cell>
          <table:table-cell table:number-columns-repeated="2"/>
          <table:table-cell office:value-type="float" office:value="0.1785611667">
            <text:p>0.1785611667</text:p>
          </table:table-cell>
          <table:table-cell table:number-columns-repeated="2"/>
          <table:table-cell office:value-type="float" office:value="0.1964599444">
            <text:p>0.1964599444</text:p>
          </table:table-cell>
          <table:table-cell table:number-columns-repeated="234"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number-columns-repeated="3"/>
          <table:table-cell office:value-type="float" office:value="244">
            <text:p>244</text:p>
          </table:table-cell>
          <table:table-cell table:number-columns-repeated="2"/>
          <table:table-cell office:value-type="float" office:value="255">
            <text:p>255</text:p>
          </table:table-cell>
          <table:table-cell table:number-columns-repeated="2"/>
          <table:table-cell office:value-type="float" office:value="310">
            <text:p>310</text:p>
          </table:table-cell>
          <table:table-cell table:number-columns-repeated="2"/>
          <table:table-cell office:value-type="float" office:value="388">
            <text:p>388</text:p>
          </table:table-cell>
          <table:table-cell table:number-columns-repeated="2"/>
          <table:table-cell office:value-type="float" office:value="567">
            <text:p>567</text:p>
          </table:table-cell>
          <table:table-cell table:number-columns-repeated="2"/>
          <table:table-cell office:value-type="float" office:value="810">
            <text:p>810</text:p>
          </table:table-cell>
          <table:table-cell table:number-columns-repeated="2"/>
          <table:table-cell office:value-type="float" office:value="1026">
            <text:p>1026</text:p>
          </table:table-cell>
          <table:table-cell table:number-columns-repeated="234"/>
        </table:table-row>
        <table:table-row table:style-name="ro1" table:number-rows-repeated="3">
          <table:table-cell table:number-columns-repeated="258"/>
        </table:table-row>
        <table:table-row table:style-name="ro1">
          <table:table-cell table:number-columns-repeated="5"/>
          <table:table-cell table:style-name="Default"/>
          <table:table-cell table:number-columns-repeated="252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237"/>
        </table:table-row>
        <table:table-row table:style-name="ro1" table:number-rows-repeated="2">
          <table:table-cell table:number-columns-repeated="258"/>
        </table:table-row>
        <table:table-row table:style-name="ro2">
          <table:table-cell table:number-columns-repeated="2"/>
          <table:table-cell office:value-type="string">
            <text:p>For dup percentage = 9.81%</text:p>
          </table:table-cell>
          <table:table-cell table:number-columns-repeated="255"/>
        </table:table-row>
        <table:table-row table:style-name="ro1">
          <table:table-cell table:number-columns-repeated="2"/>
          <table:table-cell office:value-type="string">
            <text:p>Number of reducers</text:p>
          </table:table-cell>
          <table:table-cell/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First Mapper</text:p>
          </table:table-cell>
          <table:table-cell/>
          <table:table-cell table:number-columns-repeated="5" office:value-type="float" office:value="78">
            <text:p>78</text:p>
          </table:table-cell>
          <table:table-cell office:value-type="float" office:value="75">
            <text:p>75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First Reducer</text:p>
          </table:table-cell>
          <table:table-cell/>
          <table:table-cell office:value-type="float" office:value="1380">
            <text:p>1380</text:p>
          </table:table-cell>
          <table:table-cell office:value-type="float" office:value="791">
            <text:p>791</text:p>
          </table:table-cell>
          <table:table-cell office:value-type="float" office:value="611">
            <text:p>611</text:p>
          </table:table-cell>
          <table:table-cell office:value-type="float" office:value="573">
            <text:p>573</text:p>
          </table:table-cell>
          <table:table-cell table:formula="of:=581-[.I54]" office:value-type="float" office:value="503">
            <text:p>503</text:p>
          </table:table-cell>
          <table:table-cell table:formula="of:=552-78" office:value-type="float" office:value="474">
            <text:p>474</text:p>
          </table:table-cell>
          <table:table-cell table:number-columns-repeated="248"/>
        </table:table-row>
        <table:table-row table:style-name="ro2">
          <table:table-cell table:number-columns-repeated="2"/>
          <table:table-cell office:value-type="string">
            <text:p>Second MapReduce</text:p>
          </table:table-cell>
          <table:table-cell/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table:number-columns-repeated="248"/>
        </table:table-row>
        <table:table-row table:style-name="ro1" table:number-rows-repeated="2">
          <table:table-cell table:number-columns-repeated="258"/>
        </table:table-row>
        <table:table-row table:style-name="ro1">
          <table:table-cell table:number-columns-repeated="2"/>
          <table:table-cell/>
          <table:table-cell table:style-name="ce2" office:value-type="percentage" office:value="0">
            <text:p>0.00%</text:p>
          </table:table-cell>
          <table:table-cell table:style-name="ce2" office:value-type="percentage" office:value="0.0516210944">
            <text:p>5.16%</text:p>
          </table:table-cell>
          <table:table-cell table:style-name="ce2" office:value-type="percentage" office:value="0.0981226444">
            <text:p>9.81%</text:p>
          </table:table-cell>
          <table:table-cell table:style-name="ce2" office:value-type="percentage" office:value="0.1196879778">
            <text:p>11.97%</text:p>
          </table:table-cell>
          <table:table-cell table:style-name="ce2" office:value-type="percentage" office:value="0.1402366667">
            <text:p>14.02%</text:p>
          </table:table-cell>
          <table:table-cell table:style-name="ce2" office:value-type="percentage" office:value="0.1598396111">
            <text:p>15.98%</text:p>
          </table:table-cell>
          <table:table-cell table:style-name="ce2" office:value-type="percentage" office:value="0.1785611667">
            <text:p>17.86%</text:p>
          </table:table-cell>
          <table:table-cell table:style-name="ce2" office:value-type="percentage" office:value="0.1964599444">
            <text:p>19.65%</text:p>
          </table:table-cell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First Mapper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table:style-name="Default" office:value-type="float" office:value="97">
            <text:p>97</text:p>
          </table:table-cell>
          <table:table-cell office:value-type="float" office:value="106">
            <text:p>106</text:p>
          </table:table-cell>
          <table:table-cell table:style-name="Default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First Reducer</text:p>
          </table:table-cell>
          <table:table-cell office:value-type="float" office:value="330">
            <text:p>330</text:p>
          </table:table-cell>
          <table:table-cell office:value-type="float" office:value="410">
            <text:p>410</text:p>
          </table:table-cell>
          <table:table-cell office:value-type="float" office:value="477">
            <text:p>477</text:p>
          </table:table-cell>
          <table:table-cell office:value-type="float" office:value="535">
            <text:p>535</text:p>
          </table:table-cell>
          <table:table-cell office:value-type="float" office:value="591">
            <text:p>591</text:p>
          </table:table-cell>
          <table:table-cell office:value-type="float" office:value="649">
            <text:p>649</text:p>
          </table:table-cell>
          <table:table-cell table:style-name="Default" office:value-type="float" office:value="735">
            <text:p>735</text:p>
          </table:table-cell>
          <table:table-cell office:value-type="float" office:value="850">
            <text:p>850</text:p>
          </table:table-cell>
          <table:table-cell table:style-name="Default"/>
          <table:table-cell table:number-columns-repeated="246"/>
        </table:table-row>
        <table:table-row table:style-name="ro2">
          <table:table-cell table:number-columns-repeated="2"/>
          <table:table-cell office:value-type="string">
            <text:p>Second MapReduce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style-name="Default" office:value-type="float" office:value="123">
            <text:p>123</text:p>
          </table:table-cell>
          <table:table-cell office:value-type="float" office:value="140">
            <text:p>140</text:p>
          </table:table-cell>
          <table:table-cell table:style-name="Default"/>
          <table:table-cell table:number-columns-repeated="246"/>
        </table:table-row>
        <table:table-row table:style-name="ro1" table:number-rows-repeated="1048513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Sheet2" table:style-name="ta2">
        <office:forms form:automatic-focus="false" form:apply-design-mode="false"/>
        <table:table-column table:style-name="co2" table:number-columns-repeated="257" table:default-cell-style-name="ce1"/>
        <table:table-row table:style-name="ro3">
          <table:table-cell table:number-columns-repeated="25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total</text:p>
          </table:table-cell>
          <table:table-cell office:value-type="float" office:value="4">
            <text:p>4</text:p>
          </table:table-cell>
          <table:table-cell office:value-type="string">
            <text:p>4total</text:p>
          </table:table-cell>
          <table:table-cell office:value-type="float" office:value="5">
            <text:p>5</text:p>
          </table:table-cell>
          <table:table-cell office:value-type="string">
            <text:p>5total</text:p>
          </table:table-cell>
          <table:table-cell office:value-type="float" office:value="6">
            <text:p>6</text:p>
          </table:table-cell>
          <table:table-cell office:value-type="string">
            <text:p>6total</text:p>
          </table:table-cell>
          <table:table-cell office:value-type="float" office:value="7">
            <text:p>7</text:p>
          </table:table-cell>
          <table:table-cell office:value-type="string">
            <text:p>7total</text:p>
          </table:table-cell>
          <table:table-cell office:value-type="float" office:value="8">
            <text:p>8</text:p>
          </table:table-cell>
          <table:table-cell office:value-type="string">
            <text:p>8total</text:p>
          </table:table-cell>
          <table:table-cell office:value-type="float" office:value="9">
            <text:p>9</text:p>
          </table:table-cell>
          <table:table-cell office:value-type="string">
            <text:p>9total</text:p>
          </table:table-cell>
          <table:table-cell table:number-columns-repeated="243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29156">
            <text:p>29156</text:p>
          </table:table-cell>
          <table:table-cell office:value-type="float" office:value="2880">
            <text:p>2880</text:p>
          </table:table-cell>
          <table:table-cell office:value-type="float" office:value="30596">
            <text:p>30596</text:p>
          </table:table-cell>
          <table:table-cell office:value-type="float" office:value="3600">
            <text:p>3600</text:p>
          </table:table-cell>
          <table:table-cell office:value-type="float" office:value="31316">
            <text:p>31316</text:p>
          </table:table-cell>
          <table:table-cell office:value-type="float" office:value="4320">
            <text:p>4320</text:p>
          </table:table-cell>
          <table:table-cell office:value-type="float" office:value="32036">
            <text:p>32036</text:p>
          </table:table-cell>
          <table:table-cell office:value-type="float" office:value="5040">
            <text:p>5040</text:p>
          </table:table-cell>
          <table:table-cell office:value-type="float" office:value="32756">
            <text:p>32756</text:p>
          </table:table-cell>
          <table:table-cell office:value-type="float" office:value="5760">
            <text:p>5760</text:p>
          </table:table-cell>
          <table:table-cell office:value-type="float" office:value="33476">
            <text:p>33476</text:p>
          </table:table-cell>
          <table:table-cell office:value-type="float" office:value="6480">
            <text:p>6480</text:p>
          </table:table-cell>
          <table:table-cell office:value-type="float" office:value="34196">
            <text:p>34196</text:p>
          </table:table-cell>
          <table:table-cell table:number-columns-repeated="243"/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25702">
            <text:p>25702</text:p>
          </table:table-cell>
          <table:table-cell office:value-type="float" office:value="2732">
            <text:p>2732</text:p>
          </table:table-cell>
          <table:table-cell office:value-type="float" office:value="27068">
            <text:p>27068</text:p>
          </table:table-cell>
          <table:table-cell office:value-type="float" office:value="3415">
            <text:p>3415</text:p>
          </table:table-cell>
          <table:table-cell office:value-type="float" office:value="27751">
            <text:p>27751</text:p>
          </table:table-cell>
          <table:table-cell office:value-type="float" office:value="4098">
            <text:p>4098</text:p>
          </table:table-cell>
          <table:table-cell office:value-type="float" office:value="28434">
            <text:p>28434</text:p>
          </table:table-cell>
          <table:table-cell office:value-type="float" office:value="4781">
            <text:p>4781</text:p>
          </table:table-cell>
          <table:table-cell office:value-type="float" office:value="29117">
            <text:p>29117</text:p>
          </table:table-cell>
          <table:table-cell office:value-type="float" office:value="5464">
            <text:p>5464</text:p>
          </table:table-cell>
          <table:table-cell office:value-type="float" office:value="29800">
            <text:p>29800</text:p>
          </table:table-cell>
          <table:table-cell office:value-type="float" office:value="6147">
            <text:p>6147</text:p>
          </table:table-cell>
          <table:table-cell office:value-type="float" office:value="30483">
            <text:p>30483</text:p>
          </table:table-cell>
          <table:table-cell table:number-columns-repeated="243"/>
        </table:table-row>
        <table:table-row table:style-name="ro1">
          <table:table-cell office:value-type="float" office:value="7734">
            <text:p>7734</text:p>
          </table:table-cell>
          <table:table-cell office:value-type="float" office:value="163521">
            <text:p>163521</text:p>
          </table:table-cell>
          <table:table-cell office:value-type="float" office:value="15468">
            <text:p>15468</text:p>
          </table:table-cell>
          <table:table-cell office:value-type="float" office:value="171255">
            <text:p>171255</text:p>
          </table:table-cell>
          <table:table-cell office:value-type="float" office:value="19335">
            <text:p>19335</text:p>
          </table:table-cell>
          <table:table-cell office:value-type="float" office:value="175122">
            <text:p>175122</text:p>
          </table:table-cell>
          <table:table-cell office:value-type="float" office:value="23202">
            <text:p>23202</text:p>
          </table:table-cell>
          <table:table-cell office:value-type="float" office:value="178989">
            <text:p>178989</text:p>
          </table:table-cell>
          <table:table-cell office:value-type="float" office:value="27069">
            <text:p>27069</text:p>
          </table:table-cell>
          <table:table-cell office:value-type="float" office:value="182856">
            <text:p>182856</text:p>
          </table:table-cell>
          <table:table-cell office:value-type="float" office:value="30936">
            <text:p>30936</text:p>
          </table:table-cell>
          <table:table-cell office:value-type="float" office:value="186723">
            <text:p>186723</text:p>
          </table:table-cell>
          <table:table-cell office:value-type="float" office:value="34803">
            <text:p>34803</text:p>
          </table:table-cell>
          <table:table-cell office:value-type="float" office:value="190590">
            <text:p>190590</text:p>
          </table:table-cell>
          <table:table-cell table:number-columns-repeated="243"/>
        </table:table-row>
        <table:table-row table:style-name="ro1">
          <table:table-cell office:value-type="float" office:value="8084">
            <text:p>8084</text:p>
          </table:table-cell>
          <table:table-cell office:value-type="float" office:value="156770">
            <text:p>156770</text:p>
          </table:table-cell>
          <table:table-cell office:value-type="float" office:value="16168">
            <text:p>16168</text:p>
          </table:table-cell>
          <table:table-cell office:value-type="float" office:value="164854">
            <text:p>164854</text:p>
          </table:table-cell>
          <table:table-cell office:value-type="float" office:value="20210">
            <text:p>20210</text:p>
          </table:table-cell>
          <table:table-cell office:value-type="float" office:value="168896">
            <text:p>168896</text:p>
          </table:table-cell>
          <table:table-cell office:value-type="float" office:value="24252">
            <text:p>24252</text:p>
          </table:table-cell>
          <table:table-cell office:value-type="float" office:value="172938">
            <text:p>172938</text:p>
          </table:table-cell>
          <table:table-cell office:value-type="float" office:value="28294">
            <text:p>28294</text:p>
          </table:table-cell>
          <table:table-cell office:value-type="float" office:value="176980">
            <text:p>176980</text:p>
          </table:table-cell>
          <table:table-cell office:value-type="float" office:value="32336">
            <text:p>32336</text:p>
          </table:table-cell>
          <table:table-cell office:value-type="float" office:value="181022">
            <text:p>181022</text:p>
          </table:table-cell>
          <table:table-cell office:value-type="float" office:value="36378">
            <text:p>36378</text:p>
          </table:table-cell>
          <table:table-cell office:value-type="float" office:value="185064">
            <text:p>185064</text:p>
          </table:table-cell>
          <table:table-cell table:number-columns-repeated="243"/>
        </table:table-row>
        <table:table-row table:style-name="ro1">
          <table:table-cell office:value-type="float" office:value="2186">
            <text:p>2186</text:p>
          </table:table-cell>
          <table:table-cell office:value-type="float" office:value="41815">
            <text:p>41815</text:p>
          </table:table-cell>
          <table:table-cell office:value-type="float" office:value="4372">
            <text:p>4372</text:p>
          </table:table-cell>
          <table:table-cell office:value-type="float" office:value="44001">
            <text:p>44001</text:p>
          </table:table-cell>
          <table:table-cell office:value-type="float" office:value="5465">
            <text:p>5465</text:p>
          </table:table-cell>
          <table:table-cell office:value-type="float" office:value="45094">
            <text:p>45094</text:p>
          </table:table-cell>
          <table:table-cell office:value-type="float" office:value="6558">
            <text:p>6558</text:p>
          </table:table-cell>
          <table:table-cell office:value-type="float" office:value="46187">
            <text:p>46187</text:p>
          </table:table-cell>
          <table:table-cell office:value-type="float" office:value="7651">
            <text:p>7651</text:p>
          </table:table-cell>
          <table:table-cell office:value-type="float" office:value="47280">
            <text:p>47280</text:p>
          </table:table-cell>
          <table:table-cell office:value-type="float" office:value="8744">
            <text:p>8744</text:p>
          </table:table-cell>
          <table:table-cell office:value-type="float" office:value="48373">
            <text:p>48373</text:p>
          </table:table-cell>
          <table:table-cell office:value-type="float" office:value="9837">
            <text:p>9837</text:p>
          </table:table-cell>
          <table:table-cell office:value-type="float" office:value="49466">
            <text:p>49466</text:p>
          </table:table-cell>
          <table:table-cell table:number-columns-repeated="243"/>
        </table:table-row>
        <table:table-row table:style-name="ro1">
          <table:table-cell office:value-type="float" office:value="22320">
            <text:p>22320</text:p>
          </table:table-cell>
          <table:table-cell office:value-type="float" office:value="376040">
            <text:p>376040</text:p>
          </table:table-cell>
          <table:table-cell office:value-type="float" office:value="44640">
            <text:p>44640</text:p>
          </table:table-cell>
          <table:table-cell office:value-type="float" office:value="398360">
            <text:p>398360</text:p>
          </table:table-cell>
          <table:table-cell office:value-type="float" office:value="55800">
            <text:p>55800</text:p>
          </table:table-cell>
          <table:table-cell office:value-type="float" office:value="409520">
            <text:p>409520</text:p>
          </table:table-cell>
          <table:table-cell office:value-type="float" office:value="66960">
            <text:p>66960</text:p>
          </table:table-cell>
          <table:table-cell office:value-type="float" office:value="420680">
            <text:p>420680</text:p>
          </table:table-cell>
          <table:table-cell office:value-type="float" office:value="78120">
            <text:p>78120</text:p>
          </table:table-cell>
          <table:table-cell office:value-type="float" office:value="431840">
            <text:p>431840</text:p>
          </table:table-cell>
          <table:table-cell office:value-type="float" office:value="89280">
            <text:p>89280</text:p>
          </table:table-cell>
          <table:table-cell office:value-type="float" office:value="443000">
            <text:p>443000</text:p>
          </table:table-cell>
          <table:table-cell office:value-type="float" office:value="100440">
            <text:p>100440</text:p>
          </table:table-cell>
          <table:table-cell office:value-type="float" office:value="454160">
            <text:p>454160</text:p>
          </table:table-cell>
          <table:table-cell table:number-columns-repeated="243"/>
        </table:table-row>
        <table:table-row table:style-name="ro1">
          <table:table-cell office:value-type="float" office:value="24812">
            <text:p>24812</text:p>
          </table:table-cell>
          <table:table-cell office:value-type="float" office:value="428621">
            <text:p>428621</text:p>
          </table:table-cell>
          <table:table-cell office:value-type="float" office:value="49624">
            <text:p>49624</text:p>
          </table:table-cell>
          <table:table-cell office:value-type="float" office:value="453433">
            <text:p>453433</text:p>
          </table:table-cell>
          <table:table-cell office:value-type="float" office:value="62030">
            <text:p>62030</text:p>
          </table:table-cell>
          <table:table-cell office:value-type="float" office:value="465839">
            <text:p>465839</text:p>
          </table:table-cell>
          <table:table-cell office:value-type="float" office:value="74436">
            <text:p>74436</text:p>
          </table:table-cell>
          <table:table-cell office:value-type="float" office:value="478245">
            <text:p>478245</text:p>
          </table:table-cell>
          <table:table-cell office:value-type="float" office:value="86842">
            <text:p>86842</text:p>
          </table:table-cell>
          <table:table-cell office:value-type="float" office:value="490651">
            <text:p>490651</text:p>
          </table:table-cell>
          <table:table-cell office:value-type="float" office:value="99248">
            <text:p>99248</text:p>
          </table:table-cell>
          <table:table-cell office:value-type="float" office:value="503057">
            <text:p>503057</text:p>
          </table:table-cell>
          <table:table-cell office:value-type="float" office:value="111654">
            <text:p>111654</text:p>
          </table:table-cell>
          <table:table-cell office:value-type="float" office:value="515463">
            <text:p>515463</text:p>
          </table:table-cell>
          <table:table-cell table:number-columns-repeated="243"/>
        </table:table-row>
        <table:table-row table:style-name="ro1">
          <table:table-cell office:value-type="float" office:value="22488">
            <text:p>22488</text:p>
          </table:table-cell>
          <table:table-cell office:value-type="float" office:value="356315">
            <text:p>356315</text:p>
          </table:table-cell>
          <table:table-cell office:value-type="float" office:value="44976">
            <text:p>44976</text:p>
          </table:table-cell>
          <table:table-cell office:value-type="float" office:value="378803">
            <text:p>378803</text:p>
          </table:table-cell>
          <table:table-cell office:value-type="float" office:value="56220">
            <text:p>56220</text:p>
          </table:table-cell>
          <table:table-cell office:value-type="float" office:value="390047">
            <text:p>390047</text:p>
          </table:table-cell>
          <table:table-cell office:value-type="float" office:value="67464">
            <text:p>67464</text:p>
          </table:table-cell>
          <table:table-cell office:value-type="float" office:value="401291">
            <text:p>401291</text:p>
          </table:table-cell>
          <table:table-cell office:value-type="float" office:value="78708">
            <text:p>78708</text:p>
          </table:table-cell>
          <table:table-cell office:value-type="float" office:value="412535">
            <text:p>412535</text:p>
          </table:table-cell>
          <table:table-cell office:value-type="float" office:value="89952">
            <text:p>89952</text:p>
          </table:table-cell>
          <table:table-cell office:value-type="float" office:value="423779">
            <text:p>423779</text:p>
          </table:table-cell>
          <table:table-cell office:value-type="float" office:value="101196">
            <text:p>101196</text:p>
          </table:table-cell>
          <table:table-cell office:value-type="float" office:value="435023">
            <text:p>435023</text:p>
          </table:table-cell>
          <table:table-cell table:number-columns-repeated="243"/>
        </table:table-row>
        <table:table-row table:style-name="ro1">
          <table:table-cell office:value-type="float" office:value="24822">
            <text:p>24822</text:p>
          </table:table-cell>
          <table:table-cell office:value-type="float" office:value="549186">
            <text:p>549186</text:p>
          </table:table-cell>
          <table:table-cell office:value-type="float" office:value="49644">
            <text:p>49644</text:p>
          </table:table-cell>
          <table:table-cell office:value-type="float" office:value="574008">
            <text:p>574008</text:p>
          </table:table-cell>
          <table:table-cell office:value-type="float" office:value="62055">
            <text:p>62055</text:p>
          </table:table-cell>
          <table:table-cell office:value-type="float" office:value="586419">
            <text:p>586419</text:p>
          </table:table-cell>
          <table:table-cell office:value-type="float" office:value="74466">
            <text:p>74466</text:p>
          </table:table-cell>
          <table:table-cell office:value-type="float" office:value="598830">
            <text:p>598830</text:p>
          </table:table-cell>
          <table:table-cell office:value-type="float" office:value="86877">
            <text:p>86877</text:p>
          </table:table-cell>
          <table:table-cell office:value-type="float" office:value="611241">
            <text:p>611241</text:p>
          </table:table-cell>
          <table:table-cell office:value-type="float" office:value="99288">
            <text:p>99288</text:p>
          </table:table-cell>
          <table:table-cell office:value-type="float" office:value="623652">
            <text:p>623652</text:p>
          </table:table-cell>
          <table:table-cell office:value-type="float" office:value="111699">
            <text:p>111699</text:p>
          </table:table-cell>
          <table:table-cell office:value-type="float" office:value="636063">
            <text:p>636063</text:p>
          </table:table-cell>
          <table:table-cell table:number-columns-repeated="243"/>
        </table:table-row>
        <table:table-row table:style-name="ro1">
          <table:table-cell office:value-type="float" office:value="28322">
            <text:p>28322</text:p>
          </table:table-cell>
          <table:table-cell office:value-type="float" office:value="569055">
            <text:p>569055</text:p>
          </table:table-cell>
          <table:table-cell office:value-type="float" office:value="56644">
            <text:p>56644</text:p>
          </table:table-cell>
          <table:table-cell office:value-type="float" office:value="597377">
            <text:p>597377</text:p>
          </table:table-cell>
          <table:table-cell office:value-type="float" office:value="70805">
            <text:p>70805</text:p>
          </table:table-cell>
          <table:table-cell office:value-type="float" office:value="611538">
            <text:p>611538</text:p>
          </table:table-cell>
          <table:table-cell office:value-type="float" office:value="84966">
            <text:p>84966</text:p>
          </table:table-cell>
          <table:table-cell office:value-type="float" office:value="625699">
            <text:p>625699</text:p>
          </table:table-cell>
          <table:table-cell office:value-type="float" office:value="99127">
            <text:p>99127</text:p>
          </table:table-cell>
          <table:table-cell office:value-type="float" office:value="639860">
            <text:p>639860</text:p>
          </table:table-cell>
          <table:table-cell office:value-type="float" office:value="113288">
            <text:p>113288</text:p>
          </table:table-cell>
          <table:table-cell office:value-type="float" office:value="654021">
            <text:p>654021</text:p>
          </table:table-cell>
          <table:table-cell office:value-type="float" office:value="127449">
            <text:p>127449</text:p>
          </table:table-cell>
          <table:table-cell office:value-type="float" office:value="668182">
            <text:p>668182</text:p>
          </table:table-cell>
          <table:table-cell table:number-columns-repeated="243"/>
        </table:table-row>
        <table:table-row table:style-name="ro1">
          <table:table-cell office:value-type="float" office:value="10220">
            <text:p>10220</text:p>
          </table:table-cell>
          <table:table-cell office:value-type="float" office:value="185026">
            <text:p>185026</text:p>
          </table:table-cell>
          <table:table-cell office:value-type="float" office:value="20440">
            <text:p>20440</text:p>
          </table:table-cell>
          <table:table-cell office:value-type="float" office:value="195246">
            <text:p>195246</text:p>
          </table:table-cell>
          <table:table-cell office:value-type="float" office:value="25550">
            <text:p>25550</text:p>
          </table:table-cell>
          <table:table-cell office:value-type="float" office:value="200356">
            <text:p>200356</text:p>
          </table:table-cell>
          <table:table-cell office:value-type="float" office:value="30660">
            <text:p>30660</text:p>
          </table:table-cell>
          <table:table-cell office:value-type="float" office:value="205466">
            <text:p>205466</text:p>
          </table:table-cell>
          <table:table-cell office:value-type="float" office:value="35770">
            <text:p>35770</text:p>
          </table:table-cell>
          <table:table-cell office:value-type="float" office:value="210576">
            <text:p>210576</text:p>
          </table:table-cell>
          <table:table-cell office:value-type="float" office:value="40880">
            <text:p>40880</text:p>
          </table:table-cell>
          <table:table-cell office:value-type="float" office:value="215686">
            <text:p>215686</text:p>
          </table:table-cell>
          <table:table-cell office:value-type="float" office:value="45990">
            <text:p>45990</text:p>
          </table:table-cell>
          <table:table-cell office:value-type="float" office:value="220796">
            <text:p>220796</text:p>
          </table:table-cell>
          <table:table-cell table:number-columns-repeated="243"/>
        </table:table-row>
        <table:table-row table:style-name="ro1">
          <table:table-cell office:value-type="float" office:value="8990">
            <text:p>8990</text:p>
          </table:table-cell>
          <table:table-cell office:value-type="float" office:value="146763">
            <text:p>146763</text:p>
          </table:table-cell>
          <table:table-cell office:value-type="float" office:value="17980">
            <text:p>17980</text:p>
          </table:table-cell>
          <table:table-cell office:value-type="float" office:value="155753">
            <text:p>155753</text:p>
          </table:table-cell>
          <table:table-cell office:value-type="float" office:value="22475">
            <text:p>22475</text:p>
          </table:table-cell>
          <table:table-cell office:value-type="float" office:value="160248">
            <text:p>160248</text:p>
          </table:table-cell>
          <table:table-cell office:value-type="float" office:value="26970">
            <text:p>26970</text:p>
          </table:table-cell>
          <table:table-cell office:value-type="float" office:value="164743">
            <text:p>164743</text:p>
          </table:table-cell>
          <table:table-cell office:value-type="float" office:value="31465">
            <text:p>31465</text:p>
          </table:table-cell>
          <table:table-cell office:value-type="float" office:value="169238">
            <text:p>169238</text:p>
          </table:table-cell>
          <table:table-cell office:value-type="float" office:value="35960">
            <text:p>35960</text:p>
          </table:table-cell>
          <table:table-cell office:value-type="float" office:value="173733">
            <text:p>173733</text:p>
          </table:table-cell>
          <table:table-cell office:value-type="float" office:value="40455">
            <text:p>40455</text:p>
          </table:table-cell>
          <table:table-cell office:value-type="float" office:value="178228">
            <text:p>178228</text:p>
          </table:table-cell>
          <table:table-cell table:number-columns-repeated="243"/>
        </table:table-row>
        <table:table-row table:style-name="ro1">
          <table:table-cell office:value-type="float" office:value="14152">
            <text:p>14152</text:p>
          </table:table-cell>
          <table:table-cell office:value-type="float" office:value="301348">
            <text:p>301348</text:p>
          </table:table-cell>
          <table:table-cell office:value-type="float" office:value="28304">
            <text:p>28304</text:p>
          </table:table-cell>
          <table:table-cell office:value-type="float" office:value="315500">
            <text:p>315500</text:p>
          </table:table-cell>
          <table:table-cell office:value-type="float" office:value="35380">
            <text:p>35380</text:p>
          </table:table-cell>
          <table:table-cell office:value-type="float" office:value="322576">
            <text:p>322576</text:p>
          </table:table-cell>
          <table:table-cell office:value-type="float" office:value="42456">
            <text:p>42456</text:p>
          </table:table-cell>
          <table:table-cell office:value-type="float" office:value="329652">
            <text:p>329652</text:p>
          </table:table-cell>
          <table:table-cell office:value-type="float" office:value="49532">
            <text:p>49532</text:p>
          </table:table-cell>
          <table:table-cell office:value-type="float" office:value="336728">
            <text:p>336728</text:p>
          </table:table-cell>
          <table:table-cell office:value-type="float" office:value="56608">
            <text:p>56608</text:p>
          </table:table-cell>
          <table:table-cell office:value-type="float" office:value="343804">
            <text:p>343804</text:p>
          </table:table-cell>
          <table:table-cell office:value-type="float" office:value="63684">
            <text:p>63684</text:p>
          </table:table-cell>
          <table:table-cell office:value-type="float" office:value="350880">
            <text:p>350880</text:p>
          </table:table-cell>
          <table:table-cell table:number-columns-repeated="243"/>
        </table:table-row>
        <table:table-row table:style-name="ro1">
          <table:table-cell office:value-type="float" office:value="14540">
            <text:p>14540</text:p>
          </table:table-cell>
          <table:table-cell office:value-type="float" office:value="286186">
            <text:p>286186</text:p>
          </table:table-cell>
          <table:table-cell office:value-type="float" office:value="29080">
            <text:p>29080</text:p>
          </table:table-cell>
          <table:table-cell office:value-type="float" office:value="300726">
            <text:p>300726</text:p>
          </table:table-cell>
          <table:table-cell office:value-type="float" office:value="36350">
            <text:p>36350</text:p>
          </table:table-cell>
          <table:table-cell office:value-type="float" office:value="307996">
            <text:p>307996</text:p>
          </table:table-cell>
          <table:table-cell office:value-type="float" office:value="43620">
            <text:p>43620</text:p>
          </table:table-cell>
          <table:table-cell office:value-type="float" office:value="315266">
            <text:p>315266</text:p>
          </table:table-cell>
          <table:table-cell office:value-type="float" office:value="50890">
            <text:p>50890</text:p>
          </table:table-cell>
          <table:table-cell office:value-type="float" office:value="322536">
            <text:p>322536</text:p>
          </table:table-cell>
          <table:table-cell office:value-type="float" office:value="58160">
            <text:p>58160</text:p>
          </table:table-cell>
          <table:table-cell office:value-type="float" office:value="329806">
            <text:p>329806</text:p>
          </table:table-cell>
          <table:table-cell office:value-type="float" office:value="65430">
            <text:p>65430</text:p>
          </table:table-cell>
          <table:table-cell office:value-type="float" office:value="337076">
            <text:p>337076</text:p>
          </table:table-cell>
          <table:table-cell table:number-columns-repeated="243"/>
        </table:table-row>
        <table:table-row table:style-name="ro1">
          <table:table-cell office:value-type="float" office:value="5532">
            <text:p>5532</text:p>
          </table:table-cell>
          <table:table-cell office:value-type="float" office:value="108063">
            <text:p>108063</text:p>
          </table:table-cell>
          <table:table-cell office:value-type="float" office:value="11064">
            <text:p>11064</text:p>
          </table:table-cell>
          <table:table-cell office:value-type="float" office:value="113595">
            <text:p>113595</text:p>
          </table:table-cell>
          <table:table-cell office:value-type="float" office:value="13830">
            <text:p>13830</text:p>
          </table:table-cell>
          <table:table-cell office:value-type="float" office:value="116361">
            <text:p>116361</text:p>
          </table:table-cell>
          <table:table-cell office:value-type="float" office:value="16596">
            <text:p>16596</text:p>
          </table:table-cell>
          <table:table-cell office:value-type="float" office:value="119127">
            <text:p>119127</text:p>
          </table:table-cell>
          <table:table-cell office:value-type="float" office:value="19362">
            <text:p>19362</text:p>
          </table:table-cell>
          <table:table-cell office:value-type="float" office:value="121893">
            <text:p>121893</text:p>
          </table:table-cell>
          <table:table-cell office:value-type="float" office:value="22128">
            <text:p>22128</text:p>
          </table:table-cell>
          <table:table-cell office:value-type="float" office:value="124659">
            <text:p>124659</text:p>
          </table:table-cell>
          <table:table-cell office:value-type="float" office:value="24894">
            <text:p>24894</text:p>
          </table:table-cell>
          <table:table-cell office:value-type="float" office:value="127425">
            <text:p>127425</text:p>
          </table:table-cell>
          <table:table-cell table:number-columns-repeated="243"/>
        </table:table-row>
        <table:table-row table:style-name="ro1">
          <table:table-cell office:value-type="float" office:value="5022">
            <text:p>5022</text:p>
          </table:table-cell>
          <table:table-cell office:value-type="float" office:value="88558">
            <text:p>88558</text:p>
          </table:table-cell>
          <table:table-cell office:value-type="float" office:value="10044">
            <text:p>10044</text:p>
          </table:table-cell>
          <table:table-cell office:value-type="float" office:value="93580">
            <text:p>93580</text:p>
          </table:table-cell>
          <table:table-cell office:value-type="float" office:value="12555">
            <text:p>12555</text:p>
          </table:table-cell>
          <table:table-cell office:value-type="float" office:value="96091">
            <text:p>96091</text:p>
          </table:table-cell>
          <table:table-cell office:value-type="float" office:value="15066">
            <text:p>15066</text:p>
          </table:table-cell>
          <table:table-cell office:value-type="float" office:value="98602">
            <text:p>98602</text:p>
          </table:table-cell>
          <table:table-cell office:value-type="float" office:value="17577">
            <text:p>17577</text:p>
          </table:table-cell>
          <table:table-cell office:value-type="float" office:value="101113">
            <text:p>101113</text:p>
          </table:table-cell>
          <table:table-cell office:value-type="float" office:value="20088">
            <text:p>20088</text:p>
          </table:table-cell>
          <table:table-cell office:value-type="float" office:value="103624">
            <text:p>103624</text:p>
          </table:table-cell>
          <table:table-cell office:value-type="float" office:value="22599">
            <text:p>22599</text:p>
          </table:table-cell>
          <table:table-cell office:value-type="float" office:value="106135">
            <text:p>106135</text:p>
          </table:table-cell>
          <table:table-cell table:number-columns-repeated="243"/>
        </table:table-row>
        <table:table-row table:style-name="ro1">
          <table:table-cell office:value-type="float" office:value="16792">
            <text:p>16792</text:p>
          </table:table-cell>
          <table:table-cell office:value-type="float" office:value="394144">
            <text:p>394144</text:p>
          </table:table-cell>
          <table:table-cell office:value-type="float" office:value="33584">
            <text:p>33584</text:p>
          </table:table-cell>
          <table:table-cell office:value-type="float" office:value="410936">
            <text:p>410936</text:p>
          </table:table-cell>
          <table:table-cell office:value-type="float" office:value="41980">
            <text:p>41980</text:p>
          </table:table-cell>
          <table:table-cell office:value-type="float" office:value="419332">
            <text:p>419332</text:p>
          </table:table-cell>
          <table:table-cell office:value-type="float" office:value="50376">
            <text:p>50376</text:p>
          </table:table-cell>
          <table:table-cell office:value-type="float" office:value="427728">
            <text:p>427728</text:p>
          </table:table-cell>
          <table:table-cell office:value-type="float" office:value="58772">
            <text:p>58772</text:p>
          </table:table-cell>
          <table:table-cell office:value-type="float" office:value="436124">
            <text:p>436124</text:p>
          </table:table-cell>
          <table:table-cell office:value-type="float" office:value="67168">
            <text:p>67168</text:p>
          </table:table-cell>
          <table:table-cell office:value-type="float" office:value="444520">
            <text:p>444520</text:p>
          </table:table-cell>
          <table:table-cell office:value-type="float" office:value="75564">
            <text:p>75564</text:p>
          </table:table-cell>
          <table:table-cell office:value-type="float" office:value="452916">
            <text:p>452916</text:p>
          </table:table-cell>
          <table:table-cell table:number-columns-repeated="243"/>
        </table:table-row>
        <table:table-row table:style-name="ro1">
          <table:table-cell office:value-type="float" office:value="17178">
            <text:p>17178</text:p>
          </table:table-cell>
          <table:table-cell office:value-type="float" office:value="359032">
            <text:p>359032</text:p>
          </table:table-cell>
          <table:table-cell office:value-type="float" office:value="34356">
            <text:p>34356</text:p>
          </table:table-cell>
          <table:table-cell office:value-type="float" office:value="376210">
            <text:p>376210</text:p>
          </table:table-cell>
          <table:table-cell office:value-type="float" office:value="42945">
            <text:p>42945</text:p>
          </table:table-cell>
          <table:table-cell office:value-type="float" office:value="384799">
            <text:p>384799</text:p>
          </table:table-cell>
          <table:table-cell office:value-type="float" office:value="51534">
            <text:p>51534</text:p>
          </table:table-cell>
          <table:table-cell office:value-type="float" office:value="393388">
            <text:p>393388</text:p>
          </table:table-cell>
          <table:table-cell office:value-type="float" office:value="60123">
            <text:p>60123</text:p>
          </table:table-cell>
          <table:table-cell office:value-type="float" office:value="401977">
            <text:p>401977</text:p>
          </table:table-cell>
          <table:table-cell office:value-type="float" office:value="68712">
            <text:p>68712</text:p>
          </table:table-cell>
          <table:table-cell office:value-type="float" office:value="410566">
            <text:p>410566</text:p>
          </table:table-cell>
          <table:table-cell office:value-type="float" office:value="77301">
            <text:p>77301</text:p>
          </table:table-cell>
          <table:table-cell office:value-type="float" office:value="419155">
            <text:p>419155</text:p>
          </table:table-cell>
          <table:table-cell table:number-columns-repeated="243"/>
        </table:table-row>
        <table:table-row table:style-name="ro1">
          <table:table-cell office:value-type="float" office:value="22890">
            <text:p>22890</text:p>
          </table:table-cell>
          <table:table-cell office:value-type="float" office:value="521888">
            <text:p>521888</text:p>
          </table:table-cell>
          <table:table-cell office:value-type="float" office:value="45780">
            <text:p>45780</text:p>
          </table:table-cell>
          <table:table-cell office:value-type="float" office:value="544778">
            <text:p>544778</text:p>
          </table:table-cell>
          <table:table-cell office:value-type="float" office:value="57225">
            <text:p>57225</text:p>
          </table:table-cell>
          <table:table-cell office:value-type="float" office:value="556223">
            <text:p>556223</text:p>
          </table:table-cell>
          <table:table-cell office:value-type="float" office:value="68670">
            <text:p>68670</text:p>
          </table:table-cell>
          <table:table-cell office:value-type="float" office:value="567668">
            <text:p>567668</text:p>
          </table:table-cell>
          <table:table-cell office:value-type="float" office:value="80115">
            <text:p>80115</text:p>
          </table:table-cell>
          <table:table-cell office:value-type="float" office:value="579113">
            <text:p>579113</text:p>
          </table:table-cell>
          <table:table-cell office:value-type="float" office:value="91560">
            <text:p>91560</text:p>
          </table:table-cell>
          <table:table-cell office:value-type="float" office:value="590558">
            <text:p>590558</text:p>
          </table:table-cell>
          <table:table-cell office:value-type="float" office:value="103005">
            <text:p>103005</text:p>
          </table:table-cell>
          <table:table-cell office:value-type="float" office:value="602003">
            <text:p>602003</text:p>
          </table:table-cell>
          <table:table-cell table:number-columns-repeated="243"/>
        </table:table-row>
        <table:table-row table:style-name="ro1">
          <table:table-cell office:value-type="float" office:value="21832">
            <text:p>21832</text:p>
          </table:table-cell>
          <table:table-cell office:value-type="float" office:value="447443">
            <text:p>447443</text:p>
          </table:table-cell>
          <table:table-cell office:value-type="float" office:value="43664">
            <text:p>43664</text:p>
          </table:table-cell>
          <table:table-cell office:value-type="float" office:value="469275">
            <text:p>469275</text:p>
          </table:table-cell>
          <table:table-cell office:value-type="float" office:value="54580">
            <text:p>54580</text:p>
          </table:table-cell>
          <table:table-cell office:value-type="float" office:value="480191">
            <text:p>480191</text:p>
          </table:table-cell>
          <table:table-cell office:value-type="float" office:value="65496">
            <text:p>65496</text:p>
          </table:table-cell>
          <table:table-cell office:value-type="float" office:value="491107">
            <text:p>491107</text:p>
          </table:table-cell>
          <table:table-cell office:value-type="float" office:value="76412">
            <text:p>76412</text:p>
          </table:table-cell>
          <table:table-cell office:value-type="float" office:value="502023">
            <text:p>502023</text:p>
          </table:table-cell>
          <table:table-cell office:value-type="float" office:value="87328">
            <text:p>87328</text:p>
          </table:table-cell>
          <table:table-cell office:value-type="float" office:value="512939">
            <text:p>512939</text:p>
          </table:table-cell>
          <table:table-cell office:value-type="float" office:value="98244">
            <text:p>98244</text:p>
          </table:table-cell>
          <table:table-cell office:value-type="float" office:value="523855">
            <text:p>523855</text:p>
          </table:table-cell>
          <table:table-cell table:number-columns-repeated="243"/>
        </table:table-row>
        <table:table-row table:style-name="ro1">
          <table:table-cell office:value-type="float" office:value="12568">
            <text:p>12568</text:p>
          </table:table-cell>
          <table:table-cell office:value-type="float" office:value="229058">
            <text:p>229058</text:p>
          </table:table-cell>
          <table:table-cell office:value-type="float" office:value="25136">
            <text:p>25136</text:p>
          </table:table-cell>
          <table:table-cell office:value-type="float" office:value="241626">
            <text:p>241626</text:p>
          </table:table-cell>
          <table:table-cell office:value-type="float" office:value="31420">
            <text:p>31420</text:p>
          </table:table-cell>
          <table:table-cell office:value-type="float" office:value="247910">
            <text:p>247910</text:p>
          </table:table-cell>
          <table:table-cell office:value-type="float" office:value="37704">
            <text:p>37704</text:p>
          </table:table-cell>
          <table:table-cell office:value-type="float" office:value="254194">
            <text:p>254194</text:p>
          </table:table-cell>
          <table:table-cell office:value-type="float" office:value="43988">
            <text:p>43988</text:p>
          </table:table-cell>
          <table:table-cell office:value-type="float" office:value="260478">
            <text:p>260478</text:p>
          </table:table-cell>
          <table:table-cell office:value-type="float" office:value="50272">
            <text:p>50272</text:p>
          </table:table-cell>
          <table:table-cell office:value-type="float" office:value="266762">
            <text:p>266762</text:p>
          </table:table-cell>
          <table:table-cell office:value-type="float" office:value="56556">
            <text:p>56556</text:p>
          </table:table-cell>
          <table:table-cell office:value-type="float" office:value="273046">
            <text:p>273046</text:p>
          </table:table-cell>
          <table:table-cell table:number-columns-repeated="243"/>
        </table:table-row>
        <table:table-row table:style-name="ro1">
          <table:table-cell office:value-type="float" office:value="11364">
            <text:p>11364</text:p>
          </table:table-cell>
          <table:table-cell office:value-type="float" office:value="193144">
            <text:p>193144</text:p>
          </table:table-cell>
          <table:table-cell office:value-type="float" office:value="22728">
            <text:p>22728</text:p>
          </table:table-cell>
          <table:table-cell office:value-type="float" office:value="204508">
            <text:p>204508</text:p>
          </table:table-cell>
          <table:table-cell office:value-type="float" office:value="28410">
            <text:p>28410</text:p>
          </table:table-cell>
          <table:table-cell office:value-type="float" office:value="210190">
            <text:p>210190</text:p>
          </table:table-cell>
          <table:table-cell office:value-type="float" office:value="34092">
            <text:p>34092</text:p>
          </table:table-cell>
          <table:table-cell office:value-type="float" office:value="215872">
            <text:p>215872</text:p>
          </table:table-cell>
          <table:table-cell office:value-type="float" office:value="39774">
            <text:p>39774</text:p>
          </table:table-cell>
          <table:table-cell office:value-type="float" office:value="221554">
            <text:p>221554</text:p>
          </table:table-cell>
          <table:table-cell office:value-type="float" office:value="45456">
            <text:p>45456</text:p>
          </table:table-cell>
          <table:table-cell office:value-type="float" office:value="227236">
            <text:p>227236</text:p>
          </table:table-cell>
          <table:table-cell office:value-type="float" office:value="51138">
            <text:p>51138</text:p>
          </table:table-cell>
          <table:table-cell office:value-type="float" office:value="232918">
            <text:p>232918</text:p>
          </table:table-cell>
          <table:table-cell table:number-columns-repeated="243"/>
        </table:table-row>
        <table:table-row table:style-name="ro1">
          <table:table-cell office:value-type="float" office:value="38862">
            <text:p>38862</text:p>
          </table:table-cell>
          <table:table-cell office:value-type="float" office:value="812780">
            <text:p>812780</text:p>
          </table:table-cell>
          <table:table-cell office:value-type="float" office:value="77724">
            <text:p>77724</text:p>
          </table:table-cell>
          <table:table-cell office:value-type="float" office:value="851642">
            <text:p>851642</text:p>
          </table:table-cell>
          <table:table-cell office:value-type="float" office:value="97155">
            <text:p>97155</text:p>
          </table:table-cell>
          <table:table-cell office:value-type="float" office:value="871073">
            <text:p>871073</text:p>
          </table:table-cell>
          <table:table-cell office:value-type="float" office:value="116586">
            <text:p>116586</text:p>
          </table:table-cell>
          <table:table-cell office:value-type="float" office:value="890504">
            <text:p>890504</text:p>
          </table:table-cell>
          <table:table-cell office:value-type="float" office:value="136017">
            <text:p>136017</text:p>
          </table:table-cell>
          <table:table-cell office:value-type="float" office:value="909935">
            <text:p>909935</text:p>
          </table:table-cell>
          <table:table-cell office:value-type="float" office:value="155448">
            <text:p>155448</text:p>
          </table:table-cell>
          <table:table-cell office:value-type="float" office:value="929366">
            <text:p>929366</text:p>
          </table:table-cell>
          <table:table-cell office:value-type="float" office:value="174879">
            <text:p>174879</text:p>
          </table:table-cell>
          <table:table-cell office:value-type="float" office:value="948797">
            <text:p>948797</text:p>
          </table:table-cell>
          <table:table-cell table:number-columns-repeated="243"/>
        </table:table-row>
        <table:table-row table:style-name="ro1">
          <table:table-cell office:value-type="float" office:value="36690">
            <text:p>36690</text:p>
          </table:table-cell>
          <table:table-cell office:value-type="float" office:value="707936">
            <text:p>707936</text:p>
          </table:table-cell>
          <table:table-cell office:value-type="float" office:value="73380">
            <text:p>73380</text:p>
          </table:table-cell>
          <table:table-cell office:value-type="float" office:value="744626">
            <text:p>744626</text:p>
          </table:table-cell>
          <table:table-cell office:value-type="float" office:value="91725">
            <text:p>91725</text:p>
          </table:table-cell>
          <table:table-cell office:value-type="float" office:value="762971">
            <text:p>762971</text:p>
          </table:table-cell>
          <table:table-cell office:value-type="float" office:value="110070">
            <text:p>110070</text:p>
          </table:table-cell>
          <table:table-cell office:value-type="float" office:value="781316">
            <text:p>781316</text:p>
          </table:table-cell>
          <table:table-cell office:value-type="float" office:value="128415">
            <text:p>128415</text:p>
          </table:table-cell>
          <table:table-cell office:value-type="float" office:value="799661">
            <text:p>799661</text:p>
          </table:table-cell>
          <table:table-cell office:value-type="float" office:value="146760">
            <text:p>146760</text:p>
          </table:table-cell>
          <table:table-cell office:value-type="float" office:value="818006">
            <text:p>818006</text:p>
          </table:table-cell>
          <table:table-cell office:value-type="float" office:value="165105">
            <text:p>165105</text:p>
          </table:table-cell>
          <table:table-cell office:value-type="float" office:value="836351">
            <text:p>836351</text:p>
          </table:table-cell>
          <table:table-cell table:number-columns-repeated="243"/>
        </table:table-row>
        <table:table-row table:style-name="ro1">
          <table:table-cell office:value-type="float" office:value="26210">
            <text:p>26210</text:p>
          </table:table-cell>
          <table:table-cell office:value-type="float" office:value="475121">
            <text:p>475121</text:p>
          </table:table-cell>
          <table:table-cell office:value-type="float" office:value="52420">
            <text:p>52420</text:p>
          </table:table-cell>
          <table:table-cell office:value-type="float" office:value="501331">
            <text:p>501331</text:p>
          </table:table-cell>
          <table:table-cell office:value-type="float" office:value="65525">
            <text:p>65525</text:p>
          </table:table-cell>
          <table:table-cell office:value-type="float" office:value="514436">
            <text:p>514436</text:p>
          </table:table-cell>
          <table:table-cell office:value-type="float" office:value="78630">
            <text:p>78630</text:p>
          </table:table-cell>
          <table:table-cell office:value-type="float" office:value="527541">
            <text:p>527541</text:p>
          </table:table-cell>
          <table:table-cell office:value-type="float" office:value="91735">
            <text:p>91735</text:p>
          </table:table-cell>
          <table:table-cell office:value-type="float" office:value="540646">
            <text:p>540646</text:p>
          </table:table-cell>
          <table:table-cell office:value-type="float" office:value="104840">
            <text:p>104840</text:p>
          </table:table-cell>
          <table:table-cell office:value-type="float" office:value="553751">
            <text:p>553751</text:p>
          </table:table-cell>
          <table:table-cell office:value-type="float" office:value="117945">
            <text:p>117945</text:p>
          </table:table-cell>
          <table:table-cell office:value-type="float" office:value="566856">
            <text:p>566856</text:p>
          </table:table-cell>
          <table:table-cell table:number-columns-repeated="243"/>
        </table:table-row>
        <table:table-row table:style-name="ro1">
          <table:table-cell office:value-type="float" office:value="27192">
            <text:p>27192</text:p>
          </table:table-cell>
          <table:table-cell office:value-type="float" office:value="449651">
            <text:p>449651</text:p>
          </table:table-cell>
          <table:table-cell office:value-type="float" office:value="54384">
            <text:p>54384</text:p>
          </table:table-cell>
          <table:table-cell office:value-type="float" office:value="476843">
            <text:p>476843</text:p>
          </table:table-cell>
          <table:table-cell office:value-type="float" office:value="67980">
            <text:p>67980</text:p>
          </table:table-cell>
          <table:table-cell office:value-type="float" office:value="490439">
            <text:p>490439</text:p>
          </table:table-cell>
          <table:table-cell office:value-type="float" office:value="81576">
            <text:p>81576</text:p>
          </table:table-cell>
          <table:table-cell office:value-type="float" office:value="504035">
            <text:p>504035</text:p>
          </table:table-cell>
          <table:table-cell office:value-type="float" office:value="95172">
            <text:p>95172</text:p>
          </table:table-cell>
          <table:table-cell office:value-type="float" office:value="517631">
            <text:p>517631</text:p>
          </table:table-cell>
          <table:table-cell office:value-type="float" office:value="108768">
            <text:p>108768</text:p>
          </table:table-cell>
          <table:table-cell office:value-type="float" office:value="531227">
            <text:p>531227</text:p>
          </table:table-cell>
          <table:table-cell office:value-type="float" office:value="122364">
            <text:p>122364</text:p>
          </table:table-cell>
          <table:table-cell office:value-type="float" office:value="544823">
            <text:p>544823</text:p>
          </table:table-cell>
          <table:table-cell table:number-columns-repeated="243"/>
        </table:table-row>
        <table:table-row table:style-name="ro1">
          <table:table-cell office:value-type="float" office:value="27650">
            <text:p>27650</text:p>
          </table:table-cell>
          <table:table-cell office:value-type="float" office:value="541883">
            <text:p>541883</text:p>
          </table:table-cell>
          <table:table-cell office:value-type="float" office:value="55300">
            <text:p>55300</text:p>
          </table:table-cell>
          <table:table-cell office:value-type="float" office:value="569533">
            <text:p>569533</text:p>
          </table:table-cell>
          <table:table-cell office:value-type="float" office:value="69125">
            <text:p>69125</text:p>
          </table:table-cell>
          <table:table-cell office:value-type="float" office:value="583358">
            <text:p>583358</text:p>
          </table:table-cell>
          <table:table-cell office:value-type="float" office:value="82950">
            <text:p>82950</text:p>
          </table:table-cell>
          <table:table-cell office:value-type="float" office:value="597183">
            <text:p>597183</text:p>
          </table:table-cell>
          <table:table-cell office:value-type="float" office:value="96775">
            <text:p>96775</text:p>
          </table:table-cell>
          <table:table-cell office:value-type="float" office:value="611008">
            <text:p>611008</text:p>
          </table:table-cell>
          <table:table-cell office:value-type="float" office:value="110600">
            <text:p>110600</text:p>
          </table:table-cell>
          <table:table-cell office:value-type="float" office:value="624833">
            <text:p>624833</text:p>
          </table:table-cell>
          <table:table-cell office:value-type="float" office:value="124425">
            <text:p>124425</text:p>
          </table:table-cell>
          <table:table-cell office:value-type="float" office:value="638658">
            <text:p>638658</text:p>
          </table:table-cell>
          <table:table-cell table:number-columns-repeated="243"/>
        </table:table-row>
        <table:table-row table:style-name="ro1">
          <table:table-cell office:value-type="float" office:value="26628">
            <text:p>26628</text:p>
          </table:table-cell>
          <table:table-cell office:value-type="float" office:value="478477">
            <text:p>478477</text:p>
          </table:table-cell>
          <table:table-cell office:value-type="float" office:value="53256">
            <text:p>53256</text:p>
          </table:table-cell>
          <table:table-cell office:value-type="float" office:value="505105">
            <text:p>505105</text:p>
          </table:table-cell>
          <table:table-cell office:value-type="float" office:value="66570">
            <text:p>66570</text:p>
          </table:table-cell>
          <table:table-cell office:value-type="float" office:value="518419">
            <text:p>518419</text:p>
          </table:table-cell>
          <table:table-cell office:value-type="float" office:value="79884">
            <text:p>79884</text:p>
          </table:table-cell>
          <table:table-cell office:value-type="float" office:value="531733">
            <text:p>531733</text:p>
          </table:table-cell>
          <table:table-cell office:value-type="float" office:value="93198">
            <text:p>93198</text:p>
          </table:table-cell>
          <table:table-cell office:value-type="float" office:value="545047">
            <text:p>545047</text:p>
          </table:table-cell>
          <table:table-cell office:value-type="float" office:value="106512">
            <text:p>106512</text:p>
          </table:table-cell>
          <table:table-cell office:value-type="float" office:value="558361">
            <text:p>558361</text:p>
          </table:table-cell>
          <table:table-cell office:value-type="float" office:value="119826">
            <text:p>119826</text:p>
          </table:table-cell>
          <table:table-cell office:value-type="float" office:value="571675">
            <text:p>571675</text:p>
          </table:table-cell>
          <table:table-cell table:number-columns-repeated="243"/>
        </table:table-row>
        <table:table-row table:style-name="ro1">
          <table:table-cell office:value-type="float" office:value="36316">
            <text:p>36316</text:p>
          </table:table-cell>
          <table:table-cell office:value-type="float" office:value="731131">
            <text:p>731131</text:p>
          </table:table-cell>
          <table:table-cell office:value-type="float" office:value="72632">
            <text:p>72632</text:p>
          </table:table-cell>
          <table:table-cell office:value-type="float" office:value="767447">
            <text:p>767447</text:p>
          </table:table-cell>
          <table:table-cell office:value-type="float" office:value="90790">
            <text:p>90790</text:p>
          </table:table-cell>
          <table:table-cell office:value-type="float" office:value="785605">
            <text:p>785605</text:p>
          </table:table-cell>
          <table:table-cell office:value-type="float" office:value="108948">
            <text:p>108948</text:p>
          </table:table-cell>
          <table:table-cell office:value-type="float" office:value="803763">
            <text:p>803763</text:p>
          </table:table-cell>
          <table:table-cell office:value-type="float" office:value="127106">
            <text:p>127106</text:p>
          </table:table-cell>
          <table:table-cell office:value-type="float" office:value="821921">
            <text:p>821921</text:p>
          </table:table-cell>
          <table:table-cell office:value-type="float" office:value="145264">
            <text:p>145264</text:p>
          </table:table-cell>
          <table:table-cell office:value-type="float" office:value="840079">
            <text:p>840079</text:p>
          </table:table-cell>
          <table:table-cell office:value-type="float" office:value="163422">
            <text:p>163422</text:p>
          </table:table-cell>
          <table:table-cell office:value-type="float" office:value="858237">
            <text:p>858237</text:p>
          </table:table-cell>
          <table:table-cell table:number-columns-repeated="243"/>
        </table:table-row>
        <table:table-row table:style-name="ro1">
          <table:table-cell office:value-type="float" office:value="31870">
            <text:p>31870</text:p>
          </table:table-cell>
          <table:table-cell office:value-type="float" office:value="591825">
            <text:p>591825</text:p>
          </table:table-cell>
          <table:table-cell office:value-type="float" office:value="63740">
            <text:p>63740</text:p>
          </table:table-cell>
          <table:table-cell office:value-type="float" office:value="623695">
            <text:p>623695</text:p>
          </table:table-cell>
          <table:table-cell office:value-type="float" office:value="79675">
            <text:p>79675</text:p>
          </table:table-cell>
          <table:table-cell office:value-type="float" office:value="639630">
            <text:p>639630</text:p>
          </table:table-cell>
          <table:table-cell office:value-type="float" office:value="95610">
            <text:p>95610</text:p>
          </table:table-cell>
          <table:table-cell office:value-type="float" office:value="655565">
            <text:p>655565</text:p>
          </table:table-cell>
          <table:table-cell office:value-type="float" office:value="111545">
            <text:p>111545</text:p>
          </table:table-cell>
          <table:table-cell office:value-type="float" office:value="671500">
            <text:p>671500</text:p>
          </table:table-cell>
          <table:table-cell office:value-type="float" office:value="127480">
            <text:p>127480</text:p>
          </table:table-cell>
          <table:table-cell office:value-type="float" office:value="687435">
            <text:p>687435</text:p>
          </table:table-cell>
          <table:table-cell office:value-type="float" office:value="143415">
            <text:p>143415</text:p>
          </table:table-cell>
          <table:table-cell office:value-type="float" office:value="703370">
            <text:p>703370</text:p>
          </table:table-cell>
          <table:table-cell table:number-columns-repeated="243"/>
        </table:table-row>
        <table:table-row table:style-name="ro1">
          <table:table-cell office:value-type="float" office:value="17040">
            <text:p>17040</text:p>
          </table:table-cell>
          <table:table-cell office:value-type="float" office:value="434244">
            <text:p>434244</text:p>
          </table:table-cell>
          <table:table-cell office:value-type="float" office:value="34080">
            <text:p>34080</text:p>
          </table:table-cell>
          <table:table-cell office:value-type="float" office:value="451284">
            <text:p>451284</text:p>
          </table:table-cell>
          <table:table-cell office:value-type="float" office:value="42600">
            <text:p>42600</text:p>
          </table:table-cell>
          <table:table-cell office:value-type="float" office:value="459804">
            <text:p>459804</text:p>
          </table:table-cell>
          <table:table-cell office:value-type="float" office:value="51120">
            <text:p>51120</text:p>
          </table:table-cell>
          <table:table-cell office:value-type="float" office:value="468324">
            <text:p>468324</text:p>
          </table:table-cell>
          <table:table-cell office:value-type="float" office:value="59640">
            <text:p>59640</text:p>
          </table:table-cell>
          <table:table-cell office:value-type="float" office:value="476844">
            <text:p>476844</text:p>
          </table:table-cell>
          <table:table-cell office:value-type="float" office:value="68160">
            <text:p>68160</text:p>
          </table:table-cell>
          <table:table-cell office:value-type="float" office:value="485364">
            <text:p>485364</text:p>
          </table:table-cell>
          <table:table-cell office:value-type="float" office:value="76680">
            <text:p>76680</text:p>
          </table:table-cell>
          <table:table-cell office:value-type="float" office:value="493884">
            <text:p>493884</text:p>
          </table:table-cell>
          <table:table-cell table:number-columns-repeated="243"/>
        </table:table-row>
        <table:table-row table:style-name="ro1">
          <table:table-cell office:value-type="float" office:value="17210">
            <text:p>17210</text:p>
          </table:table-cell>
          <table:table-cell office:value-type="float" office:value="403546">
            <text:p>403546</text:p>
          </table:table-cell>
          <table:table-cell office:value-type="float" office:value="34420">
            <text:p>34420</text:p>
          </table:table-cell>
          <table:table-cell office:value-type="float" office:value="420756">
            <text:p>420756</text:p>
          </table:table-cell>
          <table:table-cell office:value-type="float" office:value="43025">
            <text:p>43025</text:p>
          </table:table-cell>
          <table:table-cell office:value-type="float" office:value="429361">
            <text:p>429361</text:p>
          </table:table-cell>
          <table:table-cell office:value-type="float" office:value="51630">
            <text:p>51630</text:p>
          </table:table-cell>
          <table:table-cell office:value-type="float" office:value="437966">
            <text:p>437966</text:p>
          </table:table-cell>
          <table:table-cell office:value-type="float" office:value="60235">
            <text:p>60235</text:p>
          </table:table-cell>
          <table:table-cell office:value-type="float" office:value="446571">
            <text:p>446571</text:p>
          </table:table-cell>
          <table:table-cell office:value-type="float" office:value="68840">
            <text:p>68840</text:p>
          </table:table-cell>
          <table:table-cell office:value-type="float" office:value="455176">
            <text:p>455176</text:p>
          </table:table-cell>
          <table:table-cell office:value-type="float" office:value="77445">
            <text:p>77445</text:p>
          </table:table-cell>
          <table:table-cell office:value-type="float" office:value="463781">
            <text:p>463781</text:p>
          </table:table-cell>
          <table:table-cell table:number-columns-repeated="243"/>
        </table:table-row>
        <table:table-row table:style-name="ro1">
          <table:table-cell office:value-type="float" office:value="37804">
            <text:p>37804</text:p>
          </table:table-cell>
          <table:table-cell office:value-type="float" office:value="802813">
            <text:p>802813</text:p>
          </table:table-cell>
          <table:table-cell office:value-type="float" office:value="75608">
            <text:p>75608</text:p>
          </table:table-cell>
          <table:table-cell office:value-type="float" office:value="840617">
            <text:p>840617</text:p>
          </table:table-cell>
          <table:table-cell office:value-type="float" office:value="94510">
            <text:p>94510</text:p>
          </table:table-cell>
          <table:table-cell office:value-type="float" office:value="859519">
            <text:p>859519</text:p>
          </table:table-cell>
          <table:table-cell office:value-type="float" office:value="113412">
            <text:p>113412</text:p>
          </table:table-cell>
          <table:table-cell office:value-type="float" office:value="878421">
            <text:p>878421</text:p>
          </table:table-cell>
          <table:table-cell office:value-type="float" office:value="132314">
            <text:p>132314</text:p>
          </table:table-cell>
          <table:table-cell office:value-type="float" office:value="897323">
            <text:p>897323</text:p>
          </table:table-cell>
          <table:table-cell office:value-type="float" office:value="151216">
            <text:p>151216</text:p>
          </table:table-cell>
          <table:table-cell office:value-type="float" office:value="916225">
            <text:p>916225</text:p>
          </table:table-cell>
          <table:table-cell office:value-type="float" office:value="170118">
            <text:p>170118</text:p>
          </table:table-cell>
          <table:table-cell office:value-type="float" office:value="935127">
            <text:p>935127</text:p>
          </table:table-cell>
          <table:table-cell table:number-columns-repeated="243"/>
        </table:table-row>
        <table:table-row table:style-name="ro1">
          <table:table-cell office:value-type="float" office:value="39412">
            <text:p>39412</text:p>
          </table:table-cell>
          <table:table-cell office:value-type="float" office:value="765837">
            <text:p>765837</text:p>
          </table:table-cell>
          <table:table-cell office:value-type="float" office:value="78824">
            <text:p>78824</text:p>
          </table:table-cell>
          <table:table-cell office:value-type="float" office:value="805249">
            <text:p>805249</text:p>
          </table:table-cell>
          <table:table-cell office:value-type="float" office:value="98530">
            <text:p>98530</text:p>
          </table:table-cell>
          <table:table-cell office:value-type="float" office:value="824955">
            <text:p>824955</text:p>
          </table:table-cell>
          <table:table-cell office:value-type="float" office:value="118236">
            <text:p>118236</text:p>
          </table:table-cell>
          <table:table-cell office:value-type="float" office:value="844661">
            <text:p>844661</text:p>
          </table:table-cell>
          <table:table-cell office:value-type="float" office:value="137942">
            <text:p>137942</text:p>
          </table:table-cell>
          <table:table-cell office:value-type="float" office:value="864367">
            <text:p>864367</text:p>
          </table:table-cell>
          <table:table-cell office:value-type="float" office:value="157648">
            <text:p>157648</text:p>
          </table:table-cell>
          <table:table-cell office:value-type="float" office:value="884073">
            <text:p>884073</text:p>
          </table:table-cell>
          <table:table-cell office:value-type="float" office:value="177354">
            <text:p>177354</text:p>
          </table:table-cell>
          <table:table-cell office:value-type="float" office:value="903779">
            <text:p>903779</text:p>
          </table:table-cell>
          <table:table-cell table:number-columns-repeated="243"/>
        </table:table-row>
        <table:table-row table:style-name="ro1">
          <table:table-cell office:value-type="float" office:value="103412">
            <text:p>103412</text:p>
          </table:table-cell>
          <table:table-cell office:value-type="float" office:value="2083254">
            <text:p>2083254</text:p>
          </table:table-cell>
          <table:table-cell office:value-type="float" office:value="206824">
            <text:p>206824</text:p>
          </table:table-cell>
          <table:table-cell office:value-type="float" office:value="2186666">
            <text:p>2186666</text:p>
          </table:table-cell>
          <table:table-cell office:value-type="float" office:value="258530">
            <text:p>258530</text:p>
          </table:table-cell>
          <table:table-cell office:value-type="float" office:value="2238372">
            <text:p>2238372</text:p>
          </table:table-cell>
          <table:table-cell office:value-type="float" office:value="310236">
            <text:p>310236</text:p>
          </table:table-cell>
          <table:table-cell office:value-type="float" office:value="2290078">
            <text:p>2290078</text:p>
          </table:table-cell>
          <table:table-cell office:value-type="float" office:value="361942">
            <text:p>361942</text:p>
          </table:table-cell>
          <table:table-cell office:value-type="float" office:value="2341784">
            <text:p>2341784</text:p>
          </table:table-cell>
          <table:table-cell office:value-type="float" office:value="413648">
            <text:p>413648</text:p>
          </table:table-cell>
          <table:table-cell office:value-type="float" office:value="2393490">
            <text:p>2393490</text:p>
          </table:table-cell>
          <table:table-cell office:value-type="float" office:value="465354">
            <text:p>465354</text:p>
          </table:table-cell>
          <table:table-cell office:value-type="float" office:value="2445196">
            <text:p>2445196</text:p>
          </table:table-cell>
          <table:table-cell table:number-columns-repeated="243"/>
        </table:table-row>
        <table:table-row table:style-name="ro1">
          <table:table-cell office:value-type="float" office:value="94130">
            <text:p>94130</text:p>
          </table:table-cell>
          <table:table-cell office:value-type="float" office:value="1716645">
            <text:p>1716645</text:p>
          </table:table-cell>
          <table:table-cell office:value-type="float" office:value="188260">
            <text:p>188260</text:p>
          </table:table-cell>
          <table:table-cell office:value-type="float" office:value="1810775">
            <text:p>1810775</text:p>
          </table:table-cell>
          <table:table-cell office:value-type="float" office:value="235325">
            <text:p>235325</text:p>
          </table:table-cell>
          <table:table-cell office:value-type="float" office:value="1857840">
            <text:p>1857840</text:p>
          </table:table-cell>
          <table:table-cell office:value-type="float" office:value="282390">
            <text:p>282390</text:p>
          </table:table-cell>
          <table:table-cell office:value-type="float" office:value="1904905">
            <text:p>1904905</text:p>
          </table:table-cell>
          <table:table-cell office:value-type="float" office:value="329455">
            <text:p>329455</text:p>
          </table:table-cell>
          <table:table-cell office:value-type="float" office:value="1951970">
            <text:p>1951970</text:p>
          </table:table-cell>
          <table:table-cell office:value-type="float" office:value="376520">
            <text:p>376520</text:p>
          </table:table-cell>
          <table:table-cell office:value-type="float" office:value="1999035">
            <text:p>1999035</text:p>
          </table:table-cell>
          <table:table-cell office:value-type="float" office:value="423585">
            <text:p>423585</text:p>
          </table:table-cell>
          <table:table-cell office:value-type="float" office:value="2046100">
            <text:p>2046100</text:p>
          </table:table-cell>
          <table:table-cell table:number-columns-repeated="243"/>
        </table:table-row>
        <table:table-row table:style-name="ro1">
          <table:table-cell table:style-name="ce3" table:formula="of:=SUM([.A3:.A38])" office:value-type="float" office:value="865080">
            <text:p>865080</text:p>
          </table:table-cell>
          <table:table-cell table:style-name="ce4" table:formula="of:=SUM([.B3:.B38])" office:value-type="float" office:value="16951977">
            <text:p>16951977</text:p>
          </table:table-cell>
          <table:table-cell table:style-name="ce4" table:formula="of:=SUM([.C3:.C38])" office:value-type="float" office:value="1730160">
            <text:p>1730160</text:p>
          </table:table-cell>
          <table:table-cell table:style-name="ce4" table:formula="of:=SUM([.D3:.D38])" office:value-type="float" office:value="17817057">
            <text:p>17817057</text:p>
          </table:table-cell>
          <table:table-cell table:style-name="ce4" table:formula="of:=SUM([.E3:.E38])" office:value-type="float" office:value="2162700">
            <text:p>2162700</text:p>
          </table:table-cell>
          <table:table-cell table:style-name="ce4" table:formula="of:=SUM([.F3:.F38])" office:value-type="float" office:value="18249597">
            <text:p>18249597</text:p>
          </table:table-cell>
          <table:table-cell table:style-name="ce4" table:formula="of:=SUM([.G3:.G38])" office:value-type="float" office:value="2595240">
            <text:p>2595240</text:p>
          </table:table-cell>
          <table:table-cell table:style-name="ce4" table:formula="of:=SUM([.H3:.H38])" office:value-type="float" office:value="18682137">
            <text:p>18682137</text:p>
          </table:table-cell>
          <table:table-cell table:style-name="ce4" table:formula="of:=SUM([.I3:.I38])" office:value-type="float" office:value="3027780">
            <text:p>3027780</text:p>
          </table:table-cell>
          <table:table-cell table:style-name="ce4" table:formula="of:=SUM([.J3:.J38])" office:value-type="float" office:value="19114677">
            <text:p>19114677</text:p>
          </table:table-cell>
          <table:table-cell table:style-name="ce4" table:formula="of:=SUM([.K3:.K38])" office:value-type="float" office:value="3460320">
            <text:p>3460320</text:p>
          </table:table-cell>
          <table:table-cell table:style-name="ce4" table:formula="of:=SUM([.L3:.L38])" office:value-type="float" office:value="19547217">
            <text:p>19547217</text:p>
          </table:table-cell>
          <table:table-cell table:style-name="ce4" table:formula="of:=SUM([.M3:.M38])" office:value-type="float" office:value="3892860">
            <text:p>3892860</text:p>
          </table:table-cell>
          <table:table-cell table:style-name="ce5" table:formula="of:=SUM([.N3:.N38])" office:value-type="float" office:value="19979757">
            <text:p>19979757</text:p>
          </table:table-cell>
          <table:table-cell table:number-columns-repeated="243"/>
        </table:table-row>
        <table:table-row table:style-name="ro1">
          <table:table-cell/>
          <table:table-cell table:formula="of:=[.A39]/[.B39]" office:value-type="float" office:value="0.0510312160050713">
            <text:p>0.051031216</text:p>
          </table:table-cell>
          <table:table-cell/>
          <table:table-cell table:formula="of:=[.C39]/[.D39]" office:value-type="float" office:value="0.0971069464502471">
            <text:p>0.0971069465</text:p>
          </table:table-cell>
          <table:table-cell/>
          <table:table-cell table:formula="of:=[.E39]/[.F39]" office:value-type="float" office:value="0.118506726477302">
            <text:p>0.1185067265</text:p>
          </table:table-cell>
          <table:table-cell/>
          <table:table-cell table:formula="of:=[.G39]/[.H39]" office:value-type="float" office:value="0.138915585513584">
            <text:p>0.1389155855</text:p>
          </table:table-cell>
          <table:table-cell/>
          <table:table-cell table:formula="of:=[.I39]/[.J39]" office:value-type="float" office:value="0.158400793275241">
            <text:p>0.1584007933</text:p>
          </table:table-cell>
          <table:table-cell/>
          <table:table-cell table:formula="of:=[.K39]/[.L39]" office:value-type="float" office:value="0.177023665312561">
            <text:p>0.1770236653</text:p>
          </table:table-cell>
          <table:table-cell/>
          <table:table-cell table:formula="of:=[.M39]/[.N39]" office:value-type="float" office:value="0.194840207516037">
            <text:p>0.1948402075</text:p>
          </table:table-cell>
          <table:table-cell table:number-columns-repeated="243"/>
        </table:table-row>
        <table:table-row table:style-name="ro3">
          <table:table-cell table:number-columns-repeated="257"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94">
            <text:p>94</text:p>
          </table:table-cell>
          <table:table-cell table:number-columns-repeated="243"/>
        </table:table-row>
        <table:table-row table:style-name="ro3" table:number-rows-repeated="1048533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Sheet3" table:style-name="ta3">
        <table:table-column table:style-name="co2" table:number-columns-repeated="257" table:default-cell-style-name="ce1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WenQuanYi Micro 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ang </meta:initial-creator>
    <meta:creation-date>2013-02-27T14:55:13</meta:creation-date>
    <dc:creator>Hoang </dc:creator>
    <dc:date>2013-03-11T13:53:30</dc:date>
    <meta:editing-cycles>22</meta:editing-cycles>
    <meta:editing-duration>PT5H32M35S</meta:editing-duration>
    <meta:generator>LibreOffice/3.5$Linux_X86_64 LibreOffice_project/350m1$Build-2</meta:generator>
    <meta:document-statistic meta:table-count="3" meta:cell-count="11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3c3c3c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1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overlap="100" chart:reverse-direction="false" text:line-break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3c3c3c" fo:font-size="9pt" style:font-size-asian="9pt" style:font-family-complex="Arial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svg:stroke-color="#3c3c3c" draw:fill="hatch" draw:fill-color="#004586" draw:fill-hatch-name="Black_20_-45_20_Degrees"/>
      <style:text-properties fo:font-size="10pt" style:font-size-asian="10pt" style:font-size-complex="10pt"/>
    </style:style>
    <style:style style:name="ch10" style:family="chart" style:data-style-name="N0">
      <style:graphic-properties draw:stroke="none" svg:stroke-color="#3c3c3c" draw:fill="hatch" draw:fill-color="#ff420e" draw:fill-hatch-name="Red_20_Crossed_20_45_20_Degrees"/>
      <style:text-properties fo:font-size="10pt" style:font-size-asian="10pt" style:font-size-complex="10pt"/>
    </style:style>
    <style:style style:name="ch11" style:family="chart" style:data-style-name="N0">
      <style:graphic-properties draw:stroke="none" draw:fill="hatch" draw:fill-color="#ffd320" draw:fill-hatch-name="Blue_20_Crossed_20_45_20_Degrees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5.496cm" svg:height="11.181cm" xlink:href=".." xlink:type="simple" chart:class="chart:bar" chart:style-name="ch1">
        <chart:title svg:x="8.114cm" svg:y="0.359cm" chart:style-name="ch2">
          <text:p>Total time vs. Percentage of boundary objects</text:p>
        </chart:title>
        <chart:legend chart:legend-position="end" svg:x="21.645cm" svg:y="4.793cm" style:legend-expansion="high" chart:style-name="ch3"/>
        <chart:plot-area chart:style-name="ch4" table:cell-range-address="Sheet1.C59:Sheet1.K62" chart:data-source-has-labels="both" svg:x="1.52cm" svg:y="1.807cm" svg:width="19.107cm" svg:height="8.731cm">
          <chartooo:coordinate-region svg:x="2.512cm" svg:y="2.007cm" svg:width="18.115cm" svg:height="7.884cm"/>
          <chart:axis chart:dimension="x" chart:name="primary-x" chart:style-name="ch5" chartooo:axis-type="auto">
            <chartooo:date-scale/>
            <chart:categories table:cell-range-address="Sheet1.D59:Sheet1.K59"/>
          </chart:axis>
          <chart:axis chart:dimension="y" chart:name="primary-y" chart:style-name="ch6">
            <chart:title svg:x="0.451cm" svg:y="7.407cm" chart:style-name="ch7">
              <text:p>Time in seconds</text:p>
            </chart:title>
            <chart:grid chart:style-name="ch8" chart:class="major"/>
          </chart:axis>
          <chart:series chart:style-name="ch9" chart:values-cell-range-address="Sheet1.D60:Sheet1.K60" chart:label-cell-address="Sheet1.C60:Sheet1.C60" chart:class="chart:bar">
            <chart:data-point chart:repeated="8"/>
          </chart:series>
          <chart:series chart:style-name="ch10" chart:values-cell-range-address="Sheet1.D61:Sheet1.K61" chart:label-cell-address="Sheet1.C61:Sheet1.C61" chart:class="chart:bar">
            <chart:data-point chart:repeated="8"/>
          </chart:series>
          <chart:series chart:style-name="ch11" chart:values-cell-range-address="Sheet1.D62:Sheet1.K62" chart:label-cell-address="Sheet1.C62:Sheet1.C6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D59:Sheet1.K59</svg:desc>
                </draw:g>
              </table:table-cell>
              <table:table-cell office:value-type="float" office:value="0.0516210944">
                <text:p>0</text:p>
              </table:table-cell>
              <table:table-cell office:value-type="float" office:value="0.0981226444">
                <text:p>0</text:p>
              </table:table-cell>
              <table:table-cell office:value-type="float" office:value="0.1196879778">
                <text:p>0</text:p>
              </table:table-cell>
              <table:table-cell office:value-type="float" office:value="0.1402366667">
                <text:p>0</text:p>
              </table:table-cell>
              <table:table-cell office:value-type="float" office:value="0.1598396111">
                <text:p>0</text:p>
              </table:table-cell>
              <table:table-cell office:value-type="float" office:value="0.1785611667">
                <text:p>0</text:p>
              </table:table-cell>
              <table:table-cell office:value-type="float" office:value="0.1964599444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First Mapper</text:p>
                <draw:g>
                  <svg:desc>Sheet1.C60:Sheet1.C60</svg:desc>
                </draw:g>
              </table:table-cell>
              <table:table-cell office:value-type="float" office:value="72">
                <text:p>72</text:p>
                <draw:g>
                  <svg:desc>Sheet1.D60:Sheet1.K60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92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First Reducer</text:p>
                <draw:g>
                  <svg:desc>Sheet1.C61:Sheet1.C61</svg:desc>
                </draw:g>
              </table:table-cell>
              <table:table-cell office:value-type="float" office:value="330">
                <text:p>330</text:p>
                <draw:g>
                  <svg:desc>Sheet1.D61:Sheet1.K61</svg:desc>
                </draw:g>
              </table:table-cell>
              <table:table-cell office:value-type="float" office:value="410">
                <text:p>410</text:p>
              </table:table-cell>
              <table:table-cell office:value-type="float" office:value="477">
                <text:p>477</text:p>
              </table:table-cell>
              <table:table-cell office:value-type="float" office:value="535">
                <text:p>535</text:p>
              </table:table-cell>
              <table:table-cell office:value-type="float" office:value="591">
                <text:p>591</text:p>
              </table:table-cell>
              <table:table-cell office:value-type="float" office:value="649">
                <text:p>649</text:p>
              </table:table-cell>
              <table:table-cell office:value-type="float" office:value="735">
                <text:p>73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Second MapReduce</text:p>
                <draw:g>
                  <svg:desc>Sheet1.C62:Sheet1.C62</svg:desc>
                </draw:g>
              </table:table-cell>
              <table:table-cell office:value-type="float" office:value="53">
                <text:p>53</text:p>
                <draw:g>
                  <svg:desc>Sheet1.D62:Sheet1.K62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103">
                <text:p>103</text:p>
              </table:table-cell>
              <table:table-cell office:value-type="float" office:value="115">
                <text:p>115</text:p>
              </table:table-cell>
              <table:table-cell office:value-type="float" office:value="123">
                <text:p>123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3c3c3c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3c3c3c" fo:font-size="9pt" style:font-size-asian="9pt" style:font-family-complex="Arial" style:font-size-complex="9pt"/>
    </style:style>
    <style:style style:name="ch7" style:family="chart" style:data-style-name="N0">
      <style:chart-properties chart:display-label="true" chart:logarithmic="false" chart:overlap="100" chart:reverse-direction="false" text:line-break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3c3c3c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svg:stroke-color="#3c3c3c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svg:stroke-color="#3c3c3c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4.751cm" svg:height="12.869cm" xlink:href=".." xlink:type="simple" chart:class="chart:bar" chart:style-name="ch1">
        <chart:title svg:x="8.905cm" svg:y="0.393cm" chart:style-name="ch2">
          <text:p>Total time vs. Number of reducers</text:p>
        </chart:title>
        <chart:legend chart:legend-position="end" svg:x="20.9cm" svg:y="5.637cm" style:legend-expansion="high" chart:style-name="ch3"/>
        <chart:plot-area chart:style-name="ch4" table:cell-range-address="Sheet1.E53:Sheet1.K56 Sheet1.C54:Sheet1.C56" chart:data-source-has-labels="both" svg:x="1.506cm" svg:y="1.943cm" svg:width="18.404cm" svg:height="9.688cm">
          <chartooo:coordinate-region svg:x="2.498cm" svg:y="2.142cm" svg:width="17.412cm" svg:height="8.842cm"/>
          <chart:axis chart:dimension="x" chart:name="primary-x" chart:style-name="ch5" chartooo:axis-type="auto">
            <chartooo:date-scale/>
            <chart:title svg:x="9.222cm" svg:y="11.888cm" chart:style-name="ch6">
              <text:p>Number of reducers</text:p>
            </chart:title>
            <chart:categories table:cell-range-address="Sheet1.E53:Sheet1.K53"/>
          </chart:axis>
          <chart:axis chart:dimension="y" chart:name="primary-y" chart:style-name="ch7">
            <chart:title svg:x="0.451cm" svg:y="8.022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E54:Sheet1.K54" chart:label-cell-address="Sheet1.C54:Sheet1.C54" chart:class="chart:bar">
            <chart:data-point chart:repeated="7"/>
          </chart:series>
          <chart:series chart:style-name="ch11" chart:values-cell-range-address="Sheet1.E55:Sheet1.K55" chart:label-cell-address="Sheet1.C55:Sheet1.C55" chart:class="chart:bar">
            <chart:data-point chart:repeated="7"/>
          </chart:series>
          <chart:series chart:style-name="ch12" chart:values-cell-range-address="Sheet1.E56:Sheet1.K56" chart:label-cell-address="Sheet1.C56:Sheet1.C5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E53:Sheet1.K53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rst Mapper</text:p>
                <draw:g>
                  <svg:desc>Sheet1.C54:Sheet1.C54</svg:desc>
                </draw:g>
              </table:table-cell>
              <table:table-cell office:value-type="float" office:value="78">
                <text:p>78</text:p>
                <draw:g>
                  <svg:desc>Sheet1.E54:Sheet1.K54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rst Reducer</text:p>
                <draw:g>
                  <svg:desc>Sheet1.C55:Sheet1.C55</svg:desc>
                </draw:g>
              </table:table-cell>
              <table:table-cell office:value-type="float" office:value="1380">
                <text:p>1380</text:p>
                <draw:g>
                  <svg:desc>Sheet1.E55:Sheet1.K55</svg:desc>
                </draw:g>
              </table:table-cell>
              <table:table-cell office:value-type="float" office:value="791">
                <text:p>791</text:p>
              </table:table-cell>
              <table:table-cell office:value-type="float" office:value="611">
                <text:p>611</text:p>
              </table:table-cell>
              <table:table-cell office:value-type="float" office:value="573">
                <text:p>573</text:p>
              </table:table-cell>
              <table:table-cell office:value-type="float" office:value="503">
                <text:p>503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cond MapReduce</text:p>
                <draw:g>
                  <svg:desc>Sheet1.C56:Sheet1.C56</svg:desc>
                </draw:g>
              </table:table-cell>
              <table:table-cell office:value-type="float" office:value="70">
                <text:p>70</text:p>
                <draw:g>
                  <svg:desc>Sheet1.E56:Sheet1.K56</svg:desc>
                </draw:g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3cm" xlink:href=".." xlink:type="simple" chart:class="chart:scatter" chart:style-name="ch1">
        <chart:title svg:x="1.708cm" svg:y="0.355cm" chart:style-name="ch2">
          <text:p>Total time vs. Percentage of Boundary Objects</text:p>
        </chart:title>
        <chart:legend chart:legend-position="end" svg:x="11.564cm" svg:y="3.699cm" style:legend-expansion="high" chart:style-name="ch3"/>
        <chart:plot-area chart:style-name="ch4" table:cell-range-address="Sheet1.C59:Sheet1.K62" chart:data-source-has-labels="both" svg:x="0.77cm" svg:y="1.631cm" svg:width="10.154cm" svg:height="6.763cm">
          <chartooo:coordinate-region svg:x="1.577cm" svg:y="1.83cm" svg:width="8.763cm" svg:height="5.917cm"/>
          <chart:axis chart:dimension="x" chart:name="primary-x" chart:style-name="ch5" chartooo:axis-type="auto">
            <chart:categories table:cell-range-address="Sheet1.C59:Sheet1.K5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60:Sheet1.K60" chart:label-cell-address="Sheet1.C60:Sheet1.C60" chart:class="chart:scatter">
            <chart:domain table:cell-range-address="Sheet1.C59:Sheet1.K59"/>
            <chart:data-point chart:repeated="9"/>
          </chart:series>
          <chart:series chart:style-name="ch9" chart:values-cell-range-address="Sheet1.C61:Sheet1.K61" chart:label-cell-address="Sheet1.C61:Sheet1.C61" chart:class="chart:scatter">
            <chart:data-point chart:repeated="9"/>
          </chart:series>
          <chart:series chart:style-name="ch10" chart:values-cell-range-address="Sheet1.C62:Sheet1.K62" chart:label-cell-address="Sheet1.C62:Sheet1.C62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C59:Sheet1.K59</svg:desc>
                </draw:g>
              </table:table-cell>
              <table:table-cell office:value-type="float" office:value="0">
                <text:p/>
              </table:table-cell>
              <table:table-cell office:value-type="float" office:value="0.0516210944">
                <text:p>0</text:p>
              </table:table-cell>
              <table:table-cell office:value-type="float" office:value="0.0981226444">
                <text:p>0</text:p>
              </table:table-cell>
              <table:table-cell office:value-type="float" office:value="0.1196879778">
                <text:p>0</text:p>
              </table:table-cell>
              <table:table-cell office:value-type="float" office:value="0.1402366667">
                <text:p>0</text:p>
              </table:table-cell>
              <table:table-cell office:value-type="float" office:value="0.1598396111">
                <text:p>0</text:p>
              </table:table-cell>
              <table:table-cell office:value-type="float" office:value="0.1785611667">
                <text:p>0</text:p>
              </table:table-cell>
              <table:table-cell office:value-type="float" office:value="0.1964599444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First Mapper</text:p>
                <draw:g>
                  <svg:desc>Sheet1.C60:Sheet1.C60</svg:desc>
                </draw:g>
              </table:table-cell>
              <table:table-cell office:value-type="float" office:value="NaN">
                <text:p>NaN</text:p>
                <draw:g>
                  <svg:desc>Sheet1.C60:Sheet1.K60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92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First Reducer</text:p>
                <draw:g>
                  <svg:desc>Sheet1.C61:Sheet1.C61</svg:desc>
                </draw:g>
              </table:table-cell>
              <table:table-cell office:value-type="float" office:value="NaN">
                <text:p>NaN</text:p>
                <draw:g>
                  <svg:desc>Sheet1.C61:Sheet1.K61</svg:desc>
                </draw:g>
              </table:table-cell>
              <table:table-cell office:value-type="float" office:value="330">
                <text:p>330</text:p>
              </table:table-cell>
              <table:table-cell office:value-type="float" office:value="410">
                <text:p>410</text:p>
              </table:table-cell>
              <table:table-cell office:value-type="float" office:value="477">
                <text:p>477</text:p>
              </table:table-cell>
              <table:table-cell office:value-type="float" office:value="535">
                <text:p>535</text:p>
              </table:table-cell>
              <table:table-cell office:value-type="float" office:value="591">
                <text:p>591</text:p>
              </table:table-cell>
              <table:table-cell office:value-type="float" office:value="649">
                <text:p>649</text:p>
              </table:table-cell>
              <table:table-cell office:value-type="float" office:value="735">
                <text:p>73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Second MapReduce</text:p>
                <draw:g>
                  <svg:desc>Sheet1.C62:Sheet1.C62</svg:desc>
                </draw:g>
              </table:table-cell>
              <table:table-cell office:value-type="float" office:value="NaN">
                <text:p>NaN</text:p>
                <draw:g>
                  <svg:desc>Sheet1.C62:Sheet1.K62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103">
                <text:p>103</text:p>
              </table:table-cell>
              <table:table-cell office:value-type="float" office:value="115">
                <text:p>115</text:p>
              </table:table-cell>
              <table:table-cell office:value-type="float" office:value="123">
                <text:p>123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3cm" xlink:href=".." xlink:type="simple" chart:class="chart:scatter" chart:style-name="ch1">
        <chart:title svg:x="4.453cm" svg:y="0.315cm" chart:style-name="ch2">
          <text:p>Total time vs. Number of Reducers</text:p>
        </chart:title>
        <chart:legend chart:legend-position="end" svg:x="11.564cm" svg:y="3.699cm" style:legend-expansion="high" chart:style-name="ch3"/>
        <chart:plot-area chart:style-name="ch4" table:cell-range-address="Sheet1.C53:Sheet1.J56" chart:data-source-has-labels="both" svg:x="0.77cm" svg:y="1.631cm" svg:width="10.154cm" svg:height="6.763cm">
          <chartooo:coordinate-region svg:x="1.762cm" svg:y="1.83cm" svg:width="8.883cm" svg:height="5.917cm"/>
          <chart:axis chart:dimension="x" chart:name="primary-x" chart:style-name="ch5" chartooo:axis-type="auto">
            <chart:categories table:cell-range-address="Sheet1.C53:Sheet1.J5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54:Sheet1.J54" chart:label-cell-address="Sheet1.C54:Sheet1.C54" chart:class="chart:scatter">
            <chart:domain table:cell-range-address="Sheet1.C53:Sheet1.J53"/>
            <chart:data-point chart:repeated="8"/>
          </chart:series>
          <chart:series chart:style-name="ch9" chart:values-cell-range-address="Sheet1.C55:Sheet1.J55" chart:label-cell-address="Sheet1.C55:Sheet1.C55" chart:class="chart:scatter">
            <chart:data-point chart:repeated="8"/>
          </chart:series>
          <chart:series chart:style-name="ch10" chart:values-cell-range-address="Sheet1.C56:Sheet1.J56" chart:label-cell-address="Sheet1.C56:Sheet1.C56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reducers</text:p>
                <draw:g>
                  <svg:desc>Sheet1.C53:Sheet1.J53</svg:desc>
                </draw:g>
              </table:table-cell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First Mapper</text:p>
                <draw:g>
                  <svg:desc>Sheet1.C54:Sheet1.C54</svg:desc>
                </draw:g>
              </table:table-cell>
              <table:table-cell office:value-type="float" office:value="NaN">
                <text:p>NaN</text:p>
                <draw:g>
                  <svg:desc>Sheet1.C54:Sheet1.J5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First Reducer</text:p>
                <draw:g>
                  <svg:desc>Sheet1.C55:Sheet1.C55</svg:desc>
                </draw:g>
              </table:table-cell>
              <table:table-cell office:value-type="float" office:value="NaN">
                <text:p>NaN</text:p>
                <draw:g>
                  <svg:desc>Sheet1.C55:Sheet1.J5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380">
                <text:p>1380</text:p>
              </table:table-cell>
              <table:table-cell office:value-type="float" office:value="791">
                <text:p>791</text:p>
              </table:table-cell>
              <table:table-cell office:value-type="float" office:value="611">
                <text:p>611</text:p>
              </table:table-cell>
              <table:table-cell office:value-type="float" office:value="573">
                <text:p>573</text:p>
              </table:table-cell>
              <table:table-cell office:value-type="float" office:value="503">
                <text:p>50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Second MapReduce</text:p>
                <draw:g>
                  <svg:desc>Sheet1.C56:Sheet1.C56</svg:desc>
                </draw:g>
              </table:table-cell>
              <table:table-cell office:value-type="float" office:value="NaN">
                <text:p>NaN</text:p>
                <draw:g>
                  <svg:desc>Sheet1.C56:Sheet1.J5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